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37">
      <style:table-cell-properties fo:background-color="#999999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 style:data-style-name="N37">
      <style:table-cell-properties fo:background-color="#81aca6"/>
    </style:style>
    <style:style style:name="ce5" style:family="table-cell" style:parent-style-name="Default">
      <style:table-cell-properties fo:background-color="#81aca6"/>
    </style:style>
    <style:style style:name="ce6" style:family="table-cell" style:parent-style-name="Default" style:data-style-name="N37">
      <style:table-cell-properties fo:background-color="#ffff38"/>
    </style:style>
    <style:style style:name="ce7" style:family="table-cell" style:parent-style-name="Default" style:data-style-name="N104">
      <style:table-cell-properties fo:background-color="#ffff38"/>
    </style:style>
    <style:style style:name="ce8" style:family="table-cell" style:parent-style-name="Default" style:data-style-name="N37">
      <style:table-cell-properties fo:background-color="#ff6d6d"/>
    </style:style>
    <style:style style:name="ce9" style:family="table-cell" style:parent-style-name="Default" style:data-style-name="N104">
      <style:table-cell-properties fo:background-color="#ff6d6d"/>
    </style:style>
    <style:style style:name="ce10" style:family="table-cell" style:parent-style-name="Default" style:data-style-name="N104">
      <style:table-cell-properties fo:background-color="#81ac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ce3"/>
        <table:table-column table:style-name="co1" table:number-columns-repeated="6" table:default-cell-style-name="ce5"/>
        <table:table-column table:style-name="co1" table:number-columns-repeated="5" table:default-cell-style-name="ce7"/>
        <table:table-column table:style-name="co1" table:number-columns-repeated="5" table:default-cell-style-name="ce9"/>
        <table:table-column table:style-name="co1" table:number-columns-repeated="5" table:default-cell-style-name="ce10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Employee Payroll</text:p>
          </table:table-cell>
          <table:table-cell/>
          <table:table-cell table:style-name="Default" office:value-type="string" calcext:value-type="string">
            <text:p>Mr. Boss Man :)</text:p>
          </table:table-cell>
          <table:table-cell table:style-name="Default" table:number-columns-repeated="27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Hours worked</text:p>
          </table:table-cell>
          <table:table-cell table:style-name="Default" table:number-columns-repeated="5"/>
          <table:table-cell table:style-name="Default" office:value-type="string" calcext:value-type="string">
            <text:p>Overtime Hours</text:p>
          </table:table-cell>
          <table:table-cell table:style-name="Default" table:number-columns-repeated="5"/>
          <table:table-cell table:style-name="Default" office:value-type="string" calcext:value-type="string">
            <text:p>Pay</text:p>
          </table:table-cell>
          <table:table-cell table:style-name="Default" table:number-columns-repeated="4"/>
          <table:table-cell table:style-name="Default" office:value-type="string" calcext:value-type="string">
            <text:p>Overtime Bonus</text:p>
          </table:table-cell>
          <table:table-cell table:style-name="Default" table:number-columns-repeated="4"/>
          <table:table-cell table:style-name="Default" office:value-type="string" calcext:value-type="string">
            <text:p>Total Pay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January Pay</text:p>
          </table:table-cell>
        </table:table-row>
        <table:table-row table:style-name="ro1">
          <table:table-cell office:value-type="string" calcext:value-type="string">
            <text:p>Last Name</text:p>
          </table:table-cell>
          <table:table-cell office:value-type="string" calcext:value-type="string">
            <text:p>First Name</text:p>
          </table:table-cell>
          <table:table-cell table:style-name="Default" office:value-type="string" calcext:value-type="string">
            <text:p>Hourly wage</text:p>
          </table:table-cell>
          <table:table-cell table:style-name="ce2" office:value-type="date" office:date-value="2022-01-01" calcext:value-type="date">
            <text:p>01/01/22</text:p>
          </table:table-cell>
          <table:table-cell table:style-name="ce2" table:formula="of:=[.D3]+7" office:value-type="date" office:date-value="2022-01-08" calcext:value-type="date">
            <text:p>01/08/22</text:p>
          </table:table-cell>
          <table:table-cell table:style-name="ce2" table:formula="of:=[.E3]+7" office:value-type="date" office:date-value="2022-01-15" calcext:value-type="date">
            <text:p>01/15/22</text:p>
          </table:table-cell>
          <table:table-cell table:style-name="ce2" table:formula="of:=[.F3]+7" office:value-type="date" office:date-value="2022-01-22" calcext:value-type="date">
            <text:p>01/22/22</text:p>
          </table:table-cell>
          <table:table-cell table:style-name="ce2" table:formula="of:=[.G3]+7" office:value-type="date" office:date-value="2022-01-29" calcext:value-type="date">
            <text:p>01/29/22</text:p>
          </table:table-cell>
          <table:table-cell table:style-name="ce2" table:formula="of:=[.H3]+7" office:value-type="date" office:date-value="2022-02-05" calcext:value-type="date">
            <text:p>02/05/22</text:p>
          </table:table-cell>
          <table:table-cell table:style-name="ce4" office:value-type="date" office:date-value="2022-01-01" calcext:value-type="date">
            <text:p>01/01/22</text:p>
          </table:table-cell>
          <table:table-cell table:style-name="ce4" table:formula="of:=[.J3]+7" office:value-type="date" office:date-value="2022-01-08" calcext:value-type="date">
            <text:p>01/08/22</text:p>
          </table:table-cell>
          <table:table-cell table:style-name="ce4" table:formula="of:=[.K3]+7" office:value-type="date" office:date-value="2022-01-15" calcext:value-type="date">
            <text:p>01/15/22</text:p>
          </table:table-cell>
          <table:table-cell table:style-name="ce4" table:formula="of:=[.L3]+7" office:value-type="date" office:date-value="2022-01-22" calcext:value-type="date">
            <text:p>01/22/22</text:p>
          </table:table-cell>
          <table:table-cell table:style-name="ce4" table:formula="of:=[.M3]+7" office:value-type="date" office:date-value="2022-01-29" calcext:value-type="date">
            <text:p>01/29/22</text:p>
          </table:table-cell>
          <table:table-cell table:style-name="ce4" table:formula="of:=[.N3]+7" office:value-type="date" office:date-value="2022-02-05" calcext:value-type="date">
            <text:p>02/05/22</text:p>
          </table:table-cell>
          <table:table-cell table:style-name="ce6" office:value-type="date" office:date-value="2022-01-01" calcext:value-type="date">
            <text:p>01/01/22</text:p>
          </table:table-cell>
          <table:table-cell table:style-name="ce6" table:formula="of:=[.P3]+7" office:value-type="date" office:date-value="2022-01-08" calcext:value-type="date">
            <text:p>01/08/22</text:p>
          </table:table-cell>
          <table:table-cell table:style-name="ce6" table:formula="of:=[.Q3]+7" office:value-type="date" office:date-value="2022-01-15" calcext:value-type="date">
            <text:p>01/15/22</text:p>
          </table:table-cell>
          <table:table-cell table:style-name="ce6" table:formula="of:=[.R3]+7" office:value-type="date" office:date-value="2022-01-22" calcext:value-type="date">
            <text:p>01/22/22</text:p>
          </table:table-cell>
          <table:table-cell table:style-name="ce6" table:formula="of:=[.S3]+7" office:value-type="date" office:date-value="2022-01-29" calcext:value-type="date">
            <text:p>01/29/22</text:p>
          </table:table-cell>
          <table:table-cell table:style-name="ce8" office:value-type="date" office:date-value="2022-01-01" calcext:value-type="date">
            <text:p>01/01/22</text:p>
          </table:table-cell>
          <table:table-cell table:style-name="ce8" table:formula="of:=[.U3] + 7" office:value-type="date" office:date-value="2022-01-08" calcext:value-type="date">
            <text:p>01/08/22</text:p>
          </table:table-cell>
          <table:table-cell table:style-name="ce8" table:formula="of:=[.V3] + 7" office:value-type="date" office:date-value="2022-01-15" calcext:value-type="date">
            <text:p>01/15/22</text:p>
          </table:table-cell>
          <table:table-cell table:style-name="ce8" table:formula="of:=[.W3] + 7" office:value-type="date" office:date-value="2022-01-22" calcext:value-type="date">
            <text:p>01/22/22</text:p>
          </table:table-cell>
          <table:table-cell table:style-name="ce8" table:formula="of:=[.X3] + 7" office:value-type="date" office:date-value="2022-01-29" calcext:value-type="date">
            <text:p>01/29/22</text:p>
          </table:table-cell>
          <table:table-cell table:style-name="ce4" office:value-type="date" office:date-value="2022-01-01" calcext:value-type="date">
            <text:p>01/01/22</text:p>
          </table:table-cell>
          <table:table-cell table:style-name="ce4" table:formula="of:=[.Z3] +7" office:value-type="date" office:date-value="2022-01-08" calcext:value-type="date">
            <text:p>01/08/22</text:p>
          </table:table-cell>
          <table:table-cell table:style-name="ce4" table:formula="of:=[.AA3] +7" office:value-type="date" office:date-value="2022-01-15" calcext:value-type="date">
            <text:p>01/15/22</text:p>
          </table:table-cell>
          <table:table-cell table:style-name="ce4" table:formula="of:=[.AB3] +7" office:value-type="date" office:date-value="2022-01-22" calcext:value-type="date">
            <text:p>01/22/22</text:p>
          </table:table-cell>
          <table:table-cell table:style-name="ce4" table:formula="of:=[.AC3] +7" office:value-type="date" office:date-value="2022-01-29" calcext:value-type="date">
            <text:p>01/29/22</text:p>
          </table:table-cell>
          <table:table-cell/>
          <table:table-cell table:formula="of:=SUM([.Z4:.AD4])" office:value-type="currency" office:currency="USD" office:value="4032" calcext:value-type="currency">
            <text:p>$4,032.00</text:p>
          </table:table-cell>
        </table:table-row>
        <table:table-row table:style-name="ro1">
          <table:table-cell office:value-type="string" calcext:value-type="string">
            <text:p>Ontiveros</text:p>
          </table:table-cell>
          <table:table-cell office:value-type="string" calcext:value-type="string">
            <text:p>Diana</text:p>
          </table:table-cell>
          <table:table-cell office:value-type="currency" office:currency="USD" office:value="18" calcext:value-type="currency">
            <text:p>$18.0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formula="of:=IF([.D4]&gt;40;[.D4]-40;0)" office:value-type="float" office:value="10" calcext:value-type="float">
            <text:p>10</text:p>
          </table:table-cell>
          <table:table-cell table:formula="of:=IF([.E4]&gt;40;[.E4]-40;0)" office:value-type="float" office:value="0" calcext:value-type="float">
            <text:p>0</text:p>
          </table:table-cell>
          <table:table-cell table:formula="of:=IF([.F4]&gt;40;[.F4]-40;0)" office:value-type="float" office:value="1" calcext:value-type="float">
            <text:p>1</text:p>
          </table:table-cell>
          <table:table-cell table:formula="of:=IF([.G4]&gt;40;[.G4]-40;0)" office:value-type="float" office:value="2" calcext:value-type="float">
            <text:p>2</text:p>
          </table:table-cell>
          <table:table-cell table:formula="of:=IF([.H4]&gt;40;[.H4]-40;0)" office:value-type="float" office:value="3" calcext:value-type="float">
            <text:p>3</text:p>
          </table:table-cell>
          <table:table-cell table:formula="of:=IF([.I4]&gt;40;[.I4]-40;0)" office:value-type="float" office:value="4" calcext:value-type="float">
            <text:p>4</text:p>
          </table:table-cell>
          <table:table-cell table:formula="of:=[.$C4]*[.D4]" office:value-type="currency" office:currency="USD" office:value="900" calcext:value-type="currency">
            <text:p>$900.00</text:p>
          </table:table-cell>
          <table:table-cell table:formula="of:=[.$C4]*[.E4]" office:value-type="currency" office:currency="USD" office:value="720" calcext:value-type="currency">
            <text:p>$720.00</text:p>
          </table:table-cell>
          <table:table-cell table:formula="of:=[.$C4]*[.F4]" office:value-type="currency" office:currency="USD" office:value="738" calcext:value-type="currency">
            <text:p>$738.00</text:p>
          </table:table-cell>
          <table:table-cell table:formula="of:=[.$C4]*[.G4]" office:value-type="currency" office:currency="USD" office:value="756" calcext:value-type="currency">
            <text:p>$756.00</text:p>
          </table:table-cell>
          <table:table-cell table:formula="of:=[.$C4]*[.H4]" office:value-type="currency" office:currency="USD" office:value="774" calcext:value-type="currency">
            <text:p>$774.00</text:p>
          </table:table-cell>
          <table:table-cell table:formula="of:=0.5*[.$C4]*[.J4]" office:value-type="currency" office:currency="USD" office:value="90" calcext:value-type="currency">
            <text:p>$90.00</text:p>
          </table:table-cell>
          <table:table-cell table:formula="of:=0.5*[.$C4]*[.K4]" office:value-type="currency" office:currency="USD" office:value="0" calcext:value-type="currency">
            <text:p>$0.00</text:p>
          </table:table-cell>
          <table:table-cell table:formula="of:=0.5*[.$C4]*[.L4]" office:value-type="currency" office:currency="USD" office:value="9" calcext:value-type="currency">
            <text:p>$9.00</text:p>
          </table:table-cell>
          <table:table-cell table:formula="of:=0.5*[.$C4]*[.M4]" office:value-type="currency" office:currency="USD" office:value="18" calcext:value-type="currency">
            <text:p>$18.00</text:p>
          </table:table-cell>
          <table:table-cell table:formula="of:=0.5*[.$C4]*[.N4]" office:value-type="currency" office:currency="USD" office:value="27" calcext:value-type="currency">
            <text:p>$27.00</text:p>
          </table:table-cell>
          <table:table-cell table:formula="of:=[.P4]+[.U4]" office:value-type="currency" office:currency="USD" office:value="990" calcext:value-type="currency">
            <text:p>$990.00</text:p>
          </table:table-cell>
          <table:table-cell table:formula="of:=[.Q4]+[.V4]" office:value-type="currency" office:currency="USD" office:value="720" calcext:value-type="currency">
            <text:p>$720.00</text:p>
          </table:table-cell>
          <table:table-cell table:formula="of:=[.R4]+[.W4]" office:value-type="currency" office:currency="USD" office:value="747" calcext:value-type="currency">
            <text:p>$747.00</text:p>
          </table:table-cell>
          <table:table-cell table:formula="of:=[.S4]+[.X4]" office:value-type="currency" office:currency="USD" office:value="774" calcext:value-type="currency">
            <text:p>$774.00</text:p>
          </table:table-cell>
          <table:table-cell table:formula="of:=[.T4]+[.Y4]" office:value-type="currency" office:currency="USD" office:value="801" calcext:value-type="currency">
            <text:p>$801.00</text:p>
          </table:table-cell>
          <table:table-cell/>
          <table:table-cell table:formula="of:=SUM([.Z5:.AD5])" office:value-type="currency" office:currency="USD" office:value="4085" calcext:value-type="currency">
            <text:p>$4,085.00</text:p>
          </table:table-cell>
        </table:table-row>
        <table:table-row table:style-name="ro1">
          <table:table-cell office:value-type="string" calcext:value-type="string">
            <text:p>Rivera</text:p>
          </table:table-cell>
          <table:table-cell office:value-type="string" calcext:value-type="string">
            <text:p>Daniel</text:p>
          </table:table-cell>
          <table:table-cell office:value-type="currency" office:currency="USD" office:value="19" calcext:value-type="currency">
            <text:p>$19.00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IF([.D5]&gt;40;[.D5]-40;0)" office:value-type="float" office:value="0" calcext:value-type="float">
            <text:p>0</text:p>
          </table:table-cell>
          <table:table-cell table:formula="of:=IF([.E5]&gt;40;[.E5]-40;0)" office:value-type="float" office:value="1" calcext:value-type="float">
            <text:p>1</text:p>
          </table:table-cell>
          <table:table-cell table:formula="of:=IF([.F5]&gt;40;[.F5]-40;0)" office:value-type="float" office:value="2" calcext:value-type="float">
            <text:p>2</text:p>
          </table:table-cell>
          <table:table-cell table:formula="of:=IF([.G5]&gt;40;[.G5]-40;0)" office:value-type="float" office:value="3" calcext:value-type="float">
            <text:p>3</text:p>
          </table:table-cell>
          <table:table-cell table:formula="of:=IF([.H5]&gt;40;[.H5]-40;0)" office:value-type="float" office:value="4" calcext:value-type="float">
            <text:p>4</text:p>
          </table:table-cell>
          <table:table-cell table:formula="of:=IF([.I5]&gt;40;[.I5]-40;0)" office:value-type="float" office:value="5" calcext:value-type="float">
            <text:p>5</text:p>
          </table:table-cell>
          <table:table-cell table:formula="of:=[.$C5]*[.D5]" office:value-type="currency" office:currency="USD" office:value="760" calcext:value-type="currency">
            <text:p>$760.00</text:p>
          </table:table-cell>
          <table:table-cell table:formula="of:=[.$C5]*[.E5]" office:value-type="currency" office:currency="USD" office:value="779" calcext:value-type="currency">
            <text:p>$779.00</text:p>
          </table:table-cell>
          <table:table-cell table:formula="of:=[.$C5]*[.F5]" office:value-type="currency" office:currency="USD" office:value="798" calcext:value-type="currency">
            <text:p>$798.00</text:p>
          </table:table-cell>
          <table:table-cell table:formula="of:=[.$C5]*[.G5]" office:value-type="currency" office:currency="USD" office:value="817" calcext:value-type="currency">
            <text:p>$817.00</text:p>
          </table:table-cell>
          <table:table-cell table:formula="of:=[.$C5]*[.H5]" office:value-type="currency" office:currency="USD" office:value="836" calcext:value-type="currency">
            <text:p>$836.00</text:p>
          </table:table-cell>
          <table:table-cell table:formula="of:=0.5*[.$C5]*[.J5]" office:value-type="currency" office:currency="USD" office:value="0" calcext:value-type="currency">
            <text:p>$0.00</text:p>
          </table:table-cell>
          <table:table-cell table:formula="of:=0.5*[.$C5]*[.K5]" office:value-type="currency" office:currency="USD" office:value="9.5" calcext:value-type="currency">
            <text:p>$9.50</text:p>
          </table:table-cell>
          <table:table-cell table:formula="of:=0.5*[.$C5]*[.L5]" office:value-type="currency" office:currency="USD" office:value="19" calcext:value-type="currency">
            <text:p>$19.00</text:p>
          </table:table-cell>
          <table:table-cell table:formula="of:=0.5*[.$C5]*[.M5]" office:value-type="currency" office:currency="USD" office:value="28.5" calcext:value-type="currency">
            <text:p>$28.50</text:p>
          </table:table-cell>
          <table:table-cell table:formula="of:=0.5*[.$C5]*[.N5]" office:value-type="currency" office:currency="USD" office:value="38" calcext:value-type="currency">
            <text:p>$38.00</text:p>
          </table:table-cell>
          <table:table-cell table:formula="of:=[.P5]+[.U5]" office:value-type="currency" office:currency="USD" office:value="760" calcext:value-type="currency">
            <text:p>$760.00</text:p>
          </table:table-cell>
          <table:table-cell table:formula="of:=[.Q5]+[.V5]" office:value-type="currency" office:currency="USD" office:value="788.5" calcext:value-type="currency">
            <text:p>$788.50</text:p>
          </table:table-cell>
          <table:table-cell table:formula="of:=[.R5]+[.W5]" office:value-type="currency" office:currency="USD" office:value="817" calcext:value-type="currency">
            <text:p>$817.00</text:p>
          </table:table-cell>
          <table:table-cell table:formula="of:=[.S5]+[.X5]" office:value-type="currency" office:currency="USD" office:value="845.5" calcext:value-type="currency">
            <text:p>$845.50</text:p>
          </table:table-cell>
          <table:table-cell table:formula="of:=[.T5]+[.Y5]" office:value-type="currency" office:currency="USD" office:value="874" calcext:value-type="currency">
            <text:p>$874.00</text:p>
          </table:table-cell>
          <table:table-cell/>
          <table:table-cell table:formula="of:=SUM([.Z6:.AD6])" office:value-type="currency" office:currency="USD" office:value="4450" calcext:value-type="currency">
            <text:p>$4,450.0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string" calcext:value-type="string">
            <text:p>Lamarr</text:p>
          </table:table-cell>
          <table:table-cell office:value-type="currency" office:currency="USD" office:value="20" calcext:value-type="currency">
            <text:p>$20.0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IF([.D6]&gt;40;[.D6]-40;0)" office:value-type="float" office:value="1" calcext:value-type="float">
            <text:p>1</text:p>
          </table:table-cell>
          <table:table-cell table:formula="of:=IF([.E6]&gt;40;[.E6]-40;0)" office:value-type="float" office:value="2" calcext:value-type="float">
            <text:p>2</text:p>
          </table:table-cell>
          <table:table-cell table:formula="of:=IF([.F6]&gt;40;[.F6]-40;0)" office:value-type="float" office:value="3" calcext:value-type="float">
            <text:p>3</text:p>
          </table:table-cell>
          <table:table-cell table:formula="of:=IF([.G6]&gt;40;[.G6]-40;0)" office:value-type="float" office:value="4" calcext:value-type="float">
            <text:p>4</text:p>
          </table:table-cell>
          <table:table-cell table:formula="of:=IF([.H6]&gt;40;[.H6]-40;0)" office:value-type="float" office:value="5" calcext:value-type="float">
            <text:p>5</text:p>
          </table:table-cell>
          <table:table-cell table:formula="of:=IF([.I6]&gt;40;[.I6]-40;0)" office:value-type="float" office:value="6" calcext:value-type="float">
            <text:p>6</text:p>
          </table:table-cell>
          <table:table-cell table:formula="of:=[.$C6]*[.D6]" office:value-type="currency" office:currency="USD" office:value="820" calcext:value-type="currency">
            <text:p>$820.00</text:p>
          </table:table-cell>
          <table:table-cell table:formula="of:=[.$C6]*[.E6]" office:value-type="currency" office:currency="USD" office:value="840" calcext:value-type="currency">
            <text:p>$840.00</text:p>
          </table:table-cell>
          <table:table-cell table:formula="of:=[.$C6]*[.F6]" office:value-type="currency" office:currency="USD" office:value="860" calcext:value-type="currency">
            <text:p>$860.00</text:p>
          </table:table-cell>
          <table:table-cell table:formula="of:=[.$C6]*[.G6]" office:value-type="currency" office:currency="USD" office:value="880" calcext:value-type="currency">
            <text:p>$880.00</text:p>
          </table:table-cell>
          <table:table-cell table:formula="of:=[.$C6]*[.H6]" office:value-type="currency" office:currency="USD" office:value="900" calcext:value-type="currency">
            <text:p>$900.00</text:p>
          </table:table-cell>
          <table:table-cell table:formula="of:=0.5*[.$C6]*[.J6]" office:value-type="currency" office:currency="USD" office:value="10" calcext:value-type="currency">
            <text:p>$10.00</text:p>
          </table:table-cell>
          <table:table-cell table:formula="of:=0.5*[.$C6]*[.K6]" office:value-type="currency" office:currency="USD" office:value="20" calcext:value-type="currency">
            <text:p>$20.00</text:p>
          </table:table-cell>
          <table:table-cell table:formula="of:=0.5*[.$C6]*[.L6]" office:value-type="currency" office:currency="USD" office:value="30" calcext:value-type="currency">
            <text:p>$30.00</text:p>
          </table:table-cell>
          <table:table-cell table:formula="of:=0.5*[.$C6]*[.M6]" office:value-type="currency" office:currency="USD" office:value="40" calcext:value-type="currency">
            <text:p>$40.00</text:p>
          </table:table-cell>
          <table:table-cell table:formula="of:=0.5*[.$C6]*[.N6]" office:value-type="currency" office:currency="USD" office:value="50" calcext:value-type="currency">
            <text:p>$50.00</text:p>
          </table:table-cell>
          <table:table-cell table:formula="of:=[.P6]+[.U6]" office:value-type="currency" office:currency="USD" office:value="830" calcext:value-type="currency">
            <text:p>$830.00</text:p>
          </table:table-cell>
          <table:table-cell table:formula="of:=[.Q6]+[.V6]" office:value-type="currency" office:currency="USD" office:value="860" calcext:value-type="currency">
            <text:p>$860.00</text:p>
          </table:table-cell>
          <table:table-cell table:formula="of:=[.R6]+[.W6]" office:value-type="currency" office:currency="USD" office:value="890" calcext:value-type="currency">
            <text:p>$890.00</text:p>
          </table:table-cell>
          <table:table-cell table:formula="of:=[.S6]+[.X6]" office:value-type="currency" office:currency="USD" office:value="920" calcext:value-type="currency">
            <text:p>$920.00</text:p>
          </table:table-cell>
          <table:table-cell table:formula="of:=[.T6]+[.Y6]" office:value-type="currency" office:currency="USD" office:value="950" calcext:value-type="currency">
            <text:p>$950.00</text:p>
          </table:table-cell>
          <table:table-cell/>
          <table:table-cell table:formula="of:=SUM([.Z7:.AD7])" office:value-type="currency" office:currency="USD" office:value="4830" calcext:value-type="currency">
            <text:p>$4,830.00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Anata</text:p>
          </table:table-cell>
          <table:table-cell office:value-type="currency" office:currency="USD" office:value="21" calcext:value-type="currency">
            <text:p>$21.0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IF([.D7]&gt;40;[.D7]-40;0)" office:value-type="float" office:value="2" calcext:value-type="float">
            <text:p>2</text:p>
          </table:table-cell>
          <table:table-cell table:formula="of:=IF([.E7]&gt;40;[.E7]-40;0)" office:value-type="float" office:value="3" calcext:value-type="float">
            <text:p>3</text:p>
          </table:table-cell>
          <table:table-cell table:formula="of:=IF([.F7]&gt;40;[.F7]-40;0)" office:value-type="float" office:value="4" calcext:value-type="float">
            <text:p>4</text:p>
          </table:table-cell>
          <table:table-cell table:formula="of:=IF([.G7]&gt;40;[.G7]-40;0)" office:value-type="float" office:value="5" calcext:value-type="float">
            <text:p>5</text:p>
          </table:table-cell>
          <table:table-cell table:formula="of:=IF([.H7]&gt;40;[.H7]-40;0)" office:value-type="float" office:value="6" calcext:value-type="float">
            <text:p>6</text:p>
          </table:table-cell>
          <table:table-cell table:formula="of:=IF([.I7]&gt;40;[.I7]-40;0)" office:value-type="float" office:value="7" calcext:value-type="float">
            <text:p>7</text:p>
          </table:table-cell>
          <table:table-cell table:formula="of:=[.$C7]*[.D7]" office:value-type="currency" office:currency="USD" office:value="882" calcext:value-type="currency">
            <text:p>$882.00</text:p>
          </table:table-cell>
          <table:table-cell table:formula="of:=[.$C7]*[.E7]" office:value-type="currency" office:currency="USD" office:value="903" calcext:value-type="currency">
            <text:p>$903.00</text:p>
          </table:table-cell>
          <table:table-cell table:formula="of:=[.$C7]*[.F7]" office:value-type="currency" office:currency="USD" office:value="924" calcext:value-type="currency">
            <text:p>$924.00</text:p>
          </table:table-cell>
          <table:table-cell table:formula="of:=[.$C7]*[.G7]" office:value-type="currency" office:currency="USD" office:value="945" calcext:value-type="currency">
            <text:p>$945.00</text:p>
          </table:table-cell>
          <table:table-cell table:formula="of:=[.$C7]*[.H7]" office:value-type="currency" office:currency="USD" office:value="966" calcext:value-type="currency">
            <text:p>$966.00</text:p>
          </table:table-cell>
          <table:table-cell table:formula="of:=0.5*[.$C7]*[.J7]" office:value-type="currency" office:currency="USD" office:value="21" calcext:value-type="currency">
            <text:p>$21.00</text:p>
          </table:table-cell>
          <table:table-cell table:formula="of:=0.5*[.$C7]*[.K7]" office:value-type="currency" office:currency="USD" office:value="31.5" calcext:value-type="currency">
            <text:p>$31.50</text:p>
          </table:table-cell>
          <table:table-cell table:formula="of:=0.5*[.$C7]*[.L7]" office:value-type="currency" office:currency="USD" office:value="42" calcext:value-type="currency">
            <text:p>$42.00</text:p>
          </table:table-cell>
          <table:table-cell table:formula="of:=0.5*[.$C7]*[.M7]" office:value-type="currency" office:currency="USD" office:value="52.5" calcext:value-type="currency">
            <text:p>$52.50</text:p>
          </table:table-cell>
          <table:table-cell table:formula="of:=0.5*[.$C7]*[.N7]" office:value-type="currency" office:currency="USD" office:value="63" calcext:value-type="currency">
            <text:p>$63.00</text:p>
          </table:table-cell>
          <table:table-cell table:formula="of:=[.P7]+[.U7]" office:value-type="currency" office:currency="USD" office:value="903" calcext:value-type="currency">
            <text:p>$903.00</text:p>
          </table:table-cell>
          <table:table-cell table:formula="of:=[.Q7]+[.V7]" office:value-type="currency" office:currency="USD" office:value="934.5" calcext:value-type="currency">
            <text:p>$934.50</text:p>
          </table:table-cell>
          <table:table-cell table:formula="of:=[.R7]+[.W7]" office:value-type="currency" office:currency="USD" office:value="966" calcext:value-type="currency">
            <text:p>$966.00</text:p>
          </table:table-cell>
          <table:table-cell table:formula="of:=[.S7]+[.X7]" office:value-type="currency" office:currency="USD" office:value="997.5" calcext:value-type="currency">
            <text:p>$997.50</text:p>
          </table:table-cell>
          <table:table-cell table:formula="of:=[.T7]+[.Y7]" office:value-type="currency" office:currency="USD" office:value="1029" calcext:value-type="currency">
            <text:p>$1,029.00</text:p>
          </table:table-cell>
          <table:table-cell/>
          <table:table-cell table:formula="of:=SUM([.Z8:.AD8])" office:value-type="currency" office:currency="USD" office:value="5225" calcext:value-type="currency">
            <text:p>$5,225.00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Steve</text:p>
          </table:table-cell>
          <table:table-cell office:value-type="currency" office:currency="USD" office:value="22" calcext:value-type="currency">
            <text:p>$22.0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IF([.D8]&gt;40;[.D8]-40;0)" office:value-type="float" office:value="3" calcext:value-type="float">
            <text:p>3</text:p>
          </table:table-cell>
          <table:table-cell table:formula="of:=IF([.E8]&gt;40;[.E8]-40;0)" office:value-type="float" office:value="4" calcext:value-type="float">
            <text:p>4</text:p>
          </table:table-cell>
          <table:table-cell table:formula="of:=IF([.F8]&gt;40;[.F8]-40;0)" office:value-type="float" office:value="5" calcext:value-type="float">
            <text:p>5</text:p>
          </table:table-cell>
          <table:table-cell table:formula="of:=IF([.G8]&gt;40;[.G8]-40;0)" office:value-type="float" office:value="6" calcext:value-type="float">
            <text:p>6</text:p>
          </table:table-cell>
          <table:table-cell table:formula="of:=IF([.H8]&gt;40;[.H8]-40;0)" office:value-type="float" office:value="7" calcext:value-type="float">
            <text:p>7</text:p>
          </table:table-cell>
          <table:table-cell table:formula="of:=IF([.I8]&gt;40;[.I8]-40;0)" office:value-type="float" office:value="8" calcext:value-type="float">
            <text:p>8</text:p>
          </table:table-cell>
          <table:table-cell table:formula="of:=[.$C8]*[.D8]" office:value-type="currency" office:currency="USD" office:value="946" calcext:value-type="currency">
            <text:p>$946.00</text:p>
          </table:table-cell>
          <table:table-cell table:formula="of:=[.$C8]*[.E8]" office:value-type="currency" office:currency="USD" office:value="968" calcext:value-type="currency">
            <text:p>$968.00</text:p>
          </table:table-cell>
          <table:table-cell table:formula="of:=[.$C8]*[.F8]" office:value-type="currency" office:currency="USD" office:value="990" calcext:value-type="currency">
            <text:p>$990.00</text:p>
          </table:table-cell>
          <table:table-cell table:formula="of:=[.$C8]*[.G8]" office:value-type="currency" office:currency="USD" office:value="1012" calcext:value-type="currency">
            <text:p>$1,012.00</text:p>
          </table:table-cell>
          <table:table-cell table:formula="of:=[.$C8]*[.H8]" office:value-type="currency" office:currency="USD" office:value="1034" calcext:value-type="currency">
            <text:p>$1,034.00</text:p>
          </table:table-cell>
          <table:table-cell table:formula="of:=0.5*[.$C8]*[.J8]" office:value-type="currency" office:currency="USD" office:value="33" calcext:value-type="currency">
            <text:p>$33.00</text:p>
          </table:table-cell>
          <table:table-cell table:formula="of:=0.5*[.$C8]*[.K8]" office:value-type="currency" office:currency="USD" office:value="44" calcext:value-type="currency">
            <text:p>$44.00</text:p>
          </table:table-cell>
          <table:table-cell table:formula="of:=0.5*[.$C8]*[.L8]" office:value-type="currency" office:currency="USD" office:value="55" calcext:value-type="currency">
            <text:p>$55.00</text:p>
          </table:table-cell>
          <table:table-cell table:formula="of:=0.5*[.$C8]*[.M8]" office:value-type="currency" office:currency="USD" office:value="66" calcext:value-type="currency">
            <text:p>$66.00</text:p>
          </table:table-cell>
          <table:table-cell table:formula="of:=0.5*[.$C8]*[.N8]" office:value-type="currency" office:currency="USD" office:value="77" calcext:value-type="currency">
            <text:p>$77.00</text:p>
          </table:table-cell>
          <table:table-cell table:formula="of:=[.P8]+[.U8]" office:value-type="currency" office:currency="USD" office:value="979" calcext:value-type="currency">
            <text:p>$979.00</text:p>
          </table:table-cell>
          <table:table-cell table:formula="of:=[.Q8]+[.V8]" office:value-type="currency" office:currency="USD" office:value="1012" calcext:value-type="currency">
            <text:p>$1,012.00</text:p>
          </table:table-cell>
          <table:table-cell table:formula="of:=[.R8]+[.W8]" office:value-type="currency" office:currency="USD" office:value="1045" calcext:value-type="currency">
            <text:p>$1,045.00</text:p>
          </table:table-cell>
          <table:table-cell table:formula="of:=[.S8]+[.X8]" office:value-type="currency" office:currency="USD" office:value="1078" calcext:value-type="currency">
            <text:p>$1,078.00</text:p>
          </table:table-cell>
          <table:table-cell table:formula="of:=[.T8]+[.Y8]" office:value-type="currency" office:currency="USD" office:value="1111" calcext:value-type="currency">
            <text:p>$1,111.00</text:p>
          </table:table-cell>
          <table:table-cell/>
          <table:table-cell table:formula="of:=SUM([.Z9:.AD9])" office:value-type="currency" office:currency="USD" office:value="5635" calcext:value-type="currency">
            <text:p>$5,635.00</text:p>
          </table:table-cell>
        </table:table-row>
        <table:table-row table:style-name="ro1">
          <table:table-cell office:value-type="string" calcext:value-type="string">
            <text:p>Hogue</text:p>
          </table:table-cell>
          <table:table-cell office:value-type="string" calcext:value-type="string">
            <text:p>Christie</text:p>
          </table:table-cell>
          <table:table-cell office:value-type="currency" office:currency="USD" office:value="23" calcext:value-type="currency">
            <text:p>$23.00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IF([.D9]&gt;40;[.D9]-40;0)" office:value-type="float" office:value="4" calcext:value-type="float">
            <text:p>4</text:p>
          </table:table-cell>
          <table:table-cell table:formula="of:=IF([.E9]&gt;40;[.E9]-40;0)" office:value-type="float" office:value="5" calcext:value-type="float">
            <text:p>5</text:p>
          </table:table-cell>
          <table:table-cell table:formula="of:=IF([.F9]&gt;40;[.F9]-40;0)" office:value-type="float" office:value="6" calcext:value-type="float">
            <text:p>6</text:p>
          </table:table-cell>
          <table:table-cell table:formula="of:=IF([.G9]&gt;40;[.G9]-40;0)" office:value-type="float" office:value="7" calcext:value-type="float">
            <text:p>7</text:p>
          </table:table-cell>
          <table:table-cell table:formula="of:=IF([.H9]&gt;40;[.H9]-40;0)" office:value-type="float" office:value="8" calcext:value-type="float">
            <text:p>8</text:p>
          </table:table-cell>
          <table:table-cell table:formula="of:=IF([.I9]&gt;40;[.I9]-40;0)" office:value-type="float" office:value="9" calcext:value-type="float">
            <text:p>9</text:p>
          </table:table-cell>
          <table:table-cell table:formula="of:=[.$C9]*[.D9]" office:value-type="currency" office:currency="USD" office:value="1012" calcext:value-type="currency">
            <text:p>$1,012.00</text:p>
          </table:table-cell>
          <table:table-cell table:formula="of:=[.$C9]*[.E9]" office:value-type="currency" office:currency="USD" office:value="1035" calcext:value-type="currency">
            <text:p>$1,035.00</text:p>
          </table:table-cell>
          <table:table-cell table:formula="of:=[.$C9]*[.F9]" office:value-type="currency" office:currency="USD" office:value="1058" calcext:value-type="currency">
            <text:p>$1,058.00</text:p>
          </table:table-cell>
          <table:table-cell table:formula="of:=[.$C9]*[.G9]" office:value-type="currency" office:currency="USD" office:value="1081" calcext:value-type="currency">
            <text:p>$1,081.00</text:p>
          </table:table-cell>
          <table:table-cell table:formula="of:=[.$C9]*[.H9]" office:value-type="currency" office:currency="USD" office:value="1104" calcext:value-type="currency">
            <text:p>$1,104.00</text:p>
          </table:table-cell>
          <table:table-cell table:formula="of:=0.5*[.$C9]*[.J9]" office:value-type="currency" office:currency="USD" office:value="46" calcext:value-type="currency">
            <text:p>$46.00</text:p>
          </table:table-cell>
          <table:table-cell table:formula="of:=0.5*[.$C9]*[.K9]" office:value-type="currency" office:currency="USD" office:value="57.5" calcext:value-type="currency">
            <text:p>$57.50</text:p>
          </table:table-cell>
          <table:table-cell table:formula="of:=0.5*[.$C9]*[.L9]" office:value-type="currency" office:currency="USD" office:value="69" calcext:value-type="currency">
            <text:p>$69.00</text:p>
          </table:table-cell>
          <table:table-cell table:formula="of:=0.5*[.$C9]*[.M9]" office:value-type="currency" office:currency="USD" office:value="80.5" calcext:value-type="currency">
            <text:p>$80.50</text:p>
          </table:table-cell>
          <table:table-cell table:formula="of:=0.5*[.$C9]*[.N9]" office:value-type="currency" office:currency="USD" office:value="92" calcext:value-type="currency">
            <text:p>$92.00</text:p>
          </table:table-cell>
          <table:table-cell table:formula="of:=[.P9]+[.U9]" office:value-type="currency" office:currency="USD" office:value="1058" calcext:value-type="currency">
            <text:p>$1,058.00</text:p>
          </table:table-cell>
          <table:table-cell table:formula="of:=[.Q9]+[.V9]" office:value-type="currency" office:currency="USD" office:value="1092.5" calcext:value-type="currency">
            <text:p>$1,092.50</text:p>
          </table:table-cell>
          <table:table-cell table:formula="of:=[.R9]+[.W9]" office:value-type="currency" office:currency="USD" office:value="1127" calcext:value-type="currency">
            <text:p>$1,127.00</text:p>
          </table:table-cell>
          <table:table-cell table:formula="of:=[.S9]+[.X9]" office:value-type="currency" office:currency="USD" office:value="1161.5" calcext:value-type="currency">
            <text:p>$1,161.50</text:p>
          </table:table-cell>
          <table:table-cell table:formula="of:=[.T9]+[.Y9]" office:value-type="currency" office:currency="USD" office:value="1196" calcext:value-type="currency">
            <text:p>$1,196.00</text:p>
          </table:table-cell>
          <table:table-cell/>
          <table:table-cell table:formula="of:=SUM([.Z10:.AD10])" office:value-type="currency" office:currency="USD" office:value="6060" calcext:value-type="currency">
            <text:p>$6,060.00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Donovan</text:p>
          </table:table-cell>
          <table:table-cell office:value-type="currency" office:currency="USD" office:value="24" calcext:value-type="currency">
            <text:p>$24.00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IF([.D10]&gt;40;[.D10]-40;0)" office:value-type="float" office:value="5" calcext:value-type="float">
            <text:p>5</text:p>
          </table:table-cell>
          <table:table-cell table:formula="of:=IF([.E10]&gt;40;[.E10]-40;0)" office:value-type="float" office:value="6" calcext:value-type="float">
            <text:p>6</text:p>
          </table:table-cell>
          <table:table-cell table:formula="of:=IF([.F10]&gt;40;[.F10]-40;0)" office:value-type="float" office:value="7" calcext:value-type="float">
            <text:p>7</text:p>
          </table:table-cell>
          <table:table-cell table:formula="of:=IF([.G10]&gt;40;[.G10]-40;0)" office:value-type="float" office:value="8" calcext:value-type="float">
            <text:p>8</text:p>
          </table:table-cell>
          <table:table-cell table:formula="of:=IF([.H10]&gt;40;[.H10]-40;0)" office:value-type="float" office:value="9" calcext:value-type="float">
            <text:p>9</text:p>
          </table:table-cell>
          <table:table-cell table:formula="of:=IF([.I10]&gt;40;[.I10]-40;0)" office:value-type="float" office:value="10" calcext:value-type="float">
            <text:p>10</text:p>
          </table:table-cell>
          <table:table-cell table:formula="of:=[.$C10]*[.D10]" office:value-type="currency" office:currency="USD" office:value="1080" calcext:value-type="currency">
            <text:p>$1,080.00</text:p>
          </table:table-cell>
          <table:table-cell table:formula="of:=[.$C10]*[.E10]" office:value-type="currency" office:currency="USD" office:value="1104" calcext:value-type="currency">
            <text:p>$1,104.00</text:p>
          </table:table-cell>
          <table:table-cell table:formula="of:=[.$C10]*[.F10]" office:value-type="currency" office:currency="USD" office:value="1128" calcext:value-type="currency">
            <text:p>$1,128.00</text:p>
          </table:table-cell>
          <table:table-cell table:formula="of:=[.$C10]*[.G10]" office:value-type="currency" office:currency="USD" office:value="1152" calcext:value-type="currency">
            <text:p>$1,152.00</text:p>
          </table:table-cell>
          <table:table-cell table:formula="of:=[.$C10]*[.H10]" office:value-type="currency" office:currency="USD" office:value="1176" calcext:value-type="currency">
            <text:p>$1,176.00</text:p>
          </table:table-cell>
          <table:table-cell table:formula="of:=0.5*[.$C10]*[.J10]" office:value-type="currency" office:currency="USD" office:value="60" calcext:value-type="currency">
            <text:p>$60.00</text:p>
          </table:table-cell>
          <table:table-cell table:formula="of:=0.5*[.$C10]*[.K10]" office:value-type="currency" office:currency="USD" office:value="72" calcext:value-type="currency">
            <text:p>$72.00</text:p>
          </table:table-cell>
          <table:table-cell table:formula="of:=0.5*[.$C10]*[.L10]" office:value-type="currency" office:currency="USD" office:value="84" calcext:value-type="currency">
            <text:p>$84.00</text:p>
          </table:table-cell>
          <table:table-cell table:formula="of:=0.5*[.$C10]*[.M10]" office:value-type="currency" office:currency="USD" office:value="96" calcext:value-type="currency">
            <text:p>$96.00</text:p>
          </table:table-cell>
          <table:table-cell table:formula="of:=0.5*[.$C10]*[.N10]" office:value-type="currency" office:currency="USD" office:value="108" calcext:value-type="currency">
            <text:p>$108.00</text:p>
          </table:table-cell>
          <table:table-cell table:formula="of:=[.P10]+[.U10]" office:value-type="currency" office:currency="USD" office:value="1140" calcext:value-type="currency">
            <text:p>$1,140.00</text:p>
          </table:table-cell>
          <table:table-cell table:formula="of:=[.Q10]+[.V10]" office:value-type="currency" office:currency="USD" office:value="1176" calcext:value-type="currency">
            <text:p>$1,176.00</text:p>
          </table:table-cell>
          <table:table-cell table:formula="of:=[.R10]+[.W10]" office:value-type="currency" office:currency="USD" office:value="1212" calcext:value-type="currency">
            <text:p>$1,212.00</text:p>
          </table:table-cell>
          <table:table-cell table:formula="of:=[.S10]+[.X10]" office:value-type="currency" office:currency="USD" office:value="1248" calcext:value-type="currency">
            <text:p>$1,248.00</text:p>
          </table:table-cell>
          <table:table-cell table:formula="of:=[.T10]+[.Y10]" office:value-type="currency" office:currency="USD" office:value="1284" calcext:value-type="currency">
            <text:p>$1,284.00</text:p>
          </table:table-cell>
          <table:table-cell/>
          <table:table-cell table:formula="of:=SUM([.Z11:.AD11])" office:value-type="currency" office:currency="USD" office:value="6500" calcext:value-type="currency">
            <text:p>$6,500.00</text:p>
          </table:table-cell>
        </table:table-row>
        <table:table-row table:style-name="ro1">
          <table:table-cell office:value-type="string" calcext:value-type="string">
            <text:p>Robins</text:p>
          </table:table-cell>
          <table:table-cell office:value-type="string" calcext:value-type="string">
            <text:p>Will</text:p>
          </table:table-cell>
          <table:table-cell office:value-type="currency" office:currency="USD" office:value="25" calcext:value-type="currency">
            <text:p>$25.0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formula="of:=IF([.D11]&gt;40;[.D11]-40;0)" office:value-type="float" office:value="6" calcext:value-type="float">
            <text:p>6</text:p>
          </table:table-cell>
          <table:table-cell table:formula="of:=IF([.E11]&gt;40;[.E11]-40;0)" office:value-type="float" office:value="7" calcext:value-type="float">
            <text:p>7</text:p>
          </table:table-cell>
          <table:table-cell table:formula="of:=IF([.F11]&gt;40;[.F11]-40;0)" office:value-type="float" office:value="8" calcext:value-type="float">
            <text:p>8</text:p>
          </table:table-cell>
          <table:table-cell table:formula="of:=IF([.G11]&gt;40;[.G11]-40;0)" office:value-type="float" office:value="9" calcext:value-type="float">
            <text:p>9</text:p>
          </table:table-cell>
          <table:table-cell table:formula="of:=IF([.H11]&gt;40;[.H11]-40;0)" office:value-type="float" office:value="10" calcext:value-type="float">
            <text:p>10</text:p>
          </table:table-cell>
          <table:table-cell table:formula="of:=IF([.I11]&gt;40;[.I11]-40;0)" office:value-type="float" office:value="11" calcext:value-type="float">
            <text:p>11</text:p>
          </table:table-cell>
          <table:table-cell table:formula="of:=[.$C11]*[.D11]" office:value-type="currency" office:currency="USD" office:value="1150" calcext:value-type="currency">
            <text:p>$1,150.00</text:p>
          </table:table-cell>
          <table:table-cell table:formula="of:=[.$C11]*[.E11]" office:value-type="currency" office:currency="USD" office:value="1175" calcext:value-type="currency">
            <text:p>$1,175.00</text:p>
          </table:table-cell>
          <table:table-cell table:formula="of:=[.$C11]*[.F11]" office:value-type="currency" office:currency="USD" office:value="1200" calcext:value-type="currency">
            <text:p>$1,200.00</text:p>
          </table:table-cell>
          <table:table-cell table:formula="of:=[.$C11]*[.G11]" office:value-type="currency" office:currency="USD" office:value="1225" calcext:value-type="currency">
            <text:p>$1,225.00</text:p>
          </table:table-cell>
          <table:table-cell table:formula="of:=[.$C11]*[.H11]" office:value-type="currency" office:currency="USD" office:value="1250" calcext:value-type="currency">
            <text:p>$1,250.00</text:p>
          </table:table-cell>
          <table:table-cell table:formula="of:=0.5*[.$C11]*[.J11]" office:value-type="currency" office:currency="USD" office:value="75" calcext:value-type="currency">
            <text:p>$75.00</text:p>
          </table:table-cell>
          <table:table-cell table:formula="of:=0.5*[.$C11]*[.K11]" office:value-type="currency" office:currency="USD" office:value="87.5" calcext:value-type="currency">
            <text:p>$87.50</text:p>
          </table:table-cell>
          <table:table-cell table:formula="of:=0.5*[.$C11]*[.L11]" office:value-type="currency" office:currency="USD" office:value="100" calcext:value-type="currency">
            <text:p>$100.00</text:p>
          </table:table-cell>
          <table:table-cell table:formula="of:=0.5*[.$C11]*[.M11]" office:value-type="currency" office:currency="USD" office:value="112.5" calcext:value-type="currency">
            <text:p>$112.50</text:p>
          </table:table-cell>
          <table:table-cell table:formula="of:=0.5*[.$C11]*[.N11]" office:value-type="currency" office:currency="USD" office:value="125" calcext:value-type="currency">
            <text:p>$125.00</text:p>
          </table:table-cell>
          <table:table-cell table:formula="of:=[.P11]+[.U11]" office:value-type="currency" office:currency="USD" office:value="1225" calcext:value-type="currency">
            <text:p>$1,225.00</text:p>
          </table:table-cell>
          <table:table-cell table:formula="of:=[.Q11]+[.V11]" office:value-type="currency" office:currency="USD" office:value="1262.5" calcext:value-type="currency">
            <text:p>$1,262.50</text:p>
          </table:table-cell>
          <table:table-cell table:formula="of:=[.R11]+[.W11]" office:value-type="currency" office:currency="USD" office:value="1300" calcext:value-type="currency">
            <text:p>$1,300.00</text:p>
          </table:table-cell>
          <table:table-cell table:formula="of:=[.S11]+[.X11]" office:value-type="currency" office:currency="USD" office:value="1337.5" calcext:value-type="currency">
            <text:p>$1,337.50</text:p>
          </table:table-cell>
          <table:table-cell table:formula="of:=[.T11]+[.Y11]" office:value-type="currency" office:currency="USD" office:value="1375" calcext:value-type="currency">
            <text:p>$1,375.00</text:p>
          </table:table-cell>
          <table:table-cell/>
          <table:table-cell table:formula="of:=SUM([.Z12:.AD12])" office:value-type="currency" office:currency="USD" office:value="6955" calcext:value-type="currency">
            <text:p>$6,955.00</text:p>
          </table:table-cell>
        </table:table-row>
        <table:table-row table:style-name="ro1">
          <table:table-cell office:value-type="string" calcext:value-type="string">
            <text:p>Walters</text:p>
          </table:table-cell>
          <table:table-cell office:value-type="string" calcext:value-type="string">
            <text:p>George</text:p>
          </table:table-cell>
          <table:table-cell office:value-type="currency" office:currency="USD" office:value="26" calcext:value-type="currency">
            <text:p>$26.00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formula="of:=IF([.D12]&gt;40;[.D12]-40;0)" office:value-type="float" office:value="7" calcext:value-type="float">
            <text:p>7</text:p>
          </table:table-cell>
          <table:table-cell table:formula="of:=IF([.E12]&gt;40;[.E12]-40;0)" office:value-type="float" office:value="8" calcext:value-type="float">
            <text:p>8</text:p>
          </table:table-cell>
          <table:table-cell table:formula="of:=IF([.F12]&gt;40;[.F12]-40;0)" office:value-type="float" office:value="9" calcext:value-type="float">
            <text:p>9</text:p>
          </table:table-cell>
          <table:table-cell table:formula="of:=IF([.G12]&gt;40;[.G12]-40;0)" office:value-type="float" office:value="10" calcext:value-type="float">
            <text:p>10</text:p>
          </table:table-cell>
          <table:table-cell table:formula="of:=IF([.H12]&gt;40;[.H12]-40;0)" office:value-type="float" office:value="11" calcext:value-type="float">
            <text:p>11</text:p>
          </table:table-cell>
          <table:table-cell table:formula="of:=IF([.I12]&gt;40;[.I12]-40;0)" office:value-type="float" office:value="12" calcext:value-type="float">
            <text:p>12</text:p>
          </table:table-cell>
          <table:table-cell table:formula="of:=[.$C12]*[.D12]" office:value-type="currency" office:currency="USD" office:value="1222" calcext:value-type="currency">
            <text:p>$1,222.00</text:p>
          </table:table-cell>
          <table:table-cell table:formula="of:=[.$C12]*[.E12]" office:value-type="currency" office:currency="USD" office:value="1248" calcext:value-type="currency">
            <text:p>$1,248.00</text:p>
          </table:table-cell>
          <table:table-cell table:formula="of:=[.$C12]*[.F12]" office:value-type="currency" office:currency="USD" office:value="1274" calcext:value-type="currency">
            <text:p>$1,274.00</text:p>
          </table:table-cell>
          <table:table-cell table:formula="of:=[.$C12]*[.G12]" office:value-type="currency" office:currency="USD" office:value="1300" calcext:value-type="currency">
            <text:p>$1,300.00</text:p>
          </table:table-cell>
          <table:table-cell table:formula="of:=[.$C12]*[.H12]" office:value-type="currency" office:currency="USD" office:value="1326" calcext:value-type="currency">
            <text:p>$1,326.00</text:p>
          </table:table-cell>
          <table:table-cell table:formula="of:=0.5*[.$C12]*[.J12]" office:value-type="currency" office:currency="USD" office:value="91" calcext:value-type="currency">
            <text:p>$91.00</text:p>
          </table:table-cell>
          <table:table-cell table:formula="of:=0.5*[.$C12]*[.K12]" office:value-type="currency" office:currency="USD" office:value="104" calcext:value-type="currency">
            <text:p>$104.00</text:p>
          </table:table-cell>
          <table:table-cell table:formula="of:=0.5*[.$C12]*[.L12]" office:value-type="currency" office:currency="USD" office:value="117" calcext:value-type="currency">
            <text:p>$117.00</text:p>
          </table:table-cell>
          <table:table-cell table:formula="of:=0.5*[.$C12]*[.M12]" office:value-type="currency" office:currency="USD" office:value="130" calcext:value-type="currency">
            <text:p>$130.00</text:p>
          </table:table-cell>
          <table:table-cell table:formula="of:=0.5*[.$C12]*[.N12]" office:value-type="currency" office:currency="USD" office:value="143" calcext:value-type="currency">
            <text:p>$143.00</text:p>
          </table:table-cell>
          <table:table-cell table:formula="of:=[.P12]+[.U12]" office:value-type="currency" office:currency="USD" office:value="1313" calcext:value-type="currency">
            <text:p>$1,313.00</text:p>
          </table:table-cell>
          <table:table-cell table:formula="of:=[.Q12]+[.V12]" office:value-type="currency" office:currency="USD" office:value="1352" calcext:value-type="currency">
            <text:p>$1,352.00</text:p>
          </table:table-cell>
          <table:table-cell table:formula="of:=[.R12]+[.W12]" office:value-type="currency" office:currency="USD" office:value="1391" calcext:value-type="currency">
            <text:p>$1,391.00</text:p>
          </table:table-cell>
          <table:table-cell table:formula="of:=[.S12]+[.X12]" office:value-type="currency" office:currency="USD" office:value="1430" calcext:value-type="currency">
            <text:p>$1,430.00</text:p>
          </table:table-cell>
          <table:table-cell table:formula="of:=[.T12]+[.Y12]" office:value-type="currency" office:currency="USD" office:value="1469" calcext:value-type="currency">
            <text:p>$1,469.00</text:p>
          </table:table-cell>
          <table:table-cell/>
          <table:table-cell table:formula="of:=SUM([.Z13:.AD13])" office:value-type="currency" office:currency="USD" office:value="7425" calcext:value-type="currency">
            <text:p>$7,425.00</text:p>
          </table:table-cell>
        </table:table-row>
        <table:table-row table:style-name="ro1">
          <table:table-cell office:value-type="string" calcext:value-type="string">
            <text:p>Baggins</text:p>
          </table:table-cell>
          <table:table-cell office:value-type="string" calcext:value-type="string">
            <text:p>Bilbo</text:p>
          </table:table-cell>
          <table:table-cell office:value-type="currency" office:currency="USD" office:value="27" calcext:value-type="currency">
            <text:p>$27.0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IF([.D13]&gt;40;[.D13]-40;0)" office:value-type="float" office:value="8" calcext:value-type="float">
            <text:p>8</text:p>
          </table:table-cell>
          <table:table-cell table:formula="of:=IF([.E13]&gt;40;[.E13]-40;0)" office:value-type="float" office:value="9" calcext:value-type="float">
            <text:p>9</text:p>
          </table:table-cell>
          <table:table-cell table:formula="of:=IF([.F13]&gt;40;[.F13]-40;0)" office:value-type="float" office:value="10" calcext:value-type="float">
            <text:p>10</text:p>
          </table:table-cell>
          <table:table-cell table:formula="of:=IF([.G13]&gt;40;[.G13]-40;0)" office:value-type="float" office:value="11" calcext:value-type="float">
            <text:p>11</text:p>
          </table:table-cell>
          <table:table-cell table:formula="of:=IF([.H13]&gt;40;[.H13]-40;0)" office:value-type="float" office:value="12" calcext:value-type="float">
            <text:p>12</text:p>
          </table:table-cell>
          <table:table-cell table:formula="of:=IF([.I13]&gt;40;[.I13]-40;0)" office:value-type="float" office:value="13" calcext:value-type="float">
            <text:p>13</text:p>
          </table:table-cell>
          <table:table-cell table:formula="of:=[.$C13]*[.D13]" office:value-type="currency" office:currency="USD" office:value="1296" calcext:value-type="currency">
            <text:p>$1,296.00</text:p>
          </table:table-cell>
          <table:table-cell table:formula="of:=[.$C13]*[.E13]" office:value-type="currency" office:currency="USD" office:value="1323" calcext:value-type="currency">
            <text:p>$1,323.00</text:p>
          </table:table-cell>
          <table:table-cell table:formula="of:=[.$C13]*[.F13]" office:value-type="currency" office:currency="USD" office:value="1350" calcext:value-type="currency">
            <text:p>$1,350.00</text:p>
          </table:table-cell>
          <table:table-cell table:formula="of:=[.$C13]*[.G13]" office:value-type="currency" office:currency="USD" office:value="1377" calcext:value-type="currency">
            <text:p>$1,377.00</text:p>
          </table:table-cell>
          <table:table-cell table:formula="of:=[.$C13]*[.H13]" office:value-type="currency" office:currency="USD" office:value="1404" calcext:value-type="currency">
            <text:p>$1,404.00</text:p>
          </table:table-cell>
          <table:table-cell table:formula="of:=0.5*[.$C13]*[.J13]" office:value-type="currency" office:currency="USD" office:value="108" calcext:value-type="currency">
            <text:p>$108.00</text:p>
          </table:table-cell>
          <table:table-cell table:formula="of:=0.5*[.$C13]*[.K13]" office:value-type="currency" office:currency="USD" office:value="121.5" calcext:value-type="currency">
            <text:p>$121.50</text:p>
          </table:table-cell>
          <table:table-cell table:formula="of:=0.5*[.$C13]*[.L13]" office:value-type="currency" office:currency="USD" office:value="135" calcext:value-type="currency">
            <text:p>$135.00</text:p>
          </table:table-cell>
          <table:table-cell table:formula="of:=0.5*[.$C13]*[.M13]" office:value-type="currency" office:currency="USD" office:value="148.5" calcext:value-type="currency">
            <text:p>$148.50</text:p>
          </table:table-cell>
          <table:table-cell table:formula="of:=0.5*[.$C13]*[.N13]" office:value-type="currency" office:currency="USD" office:value="162" calcext:value-type="currency">
            <text:p>$162.00</text:p>
          </table:table-cell>
          <table:table-cell table:formula="of:=[.P13]+[.U13]" office:value-type="currency" office:currency="USD" office:value="1404" calcext:value-type="currency">
            <text:p>$1,404.00</text:p>
          </table:table-cell>
          <table:table-cell table:formula="of:=[.Q13]+[.V13]" office:value-type="currency" office:currency="USD" office:value="1444.5" calcext:value-type="currency">
            <text:p>$1,444.50</text:p>
          </table:table-cell>
          <table:table-cell table:formula="of:=[.R13]+[.W13]" office:value-type="currency" office:currency="USD" office:value="1485" calcext:value-type="currency">
            <text:p>$1,485.00</text:p>
          </table:table-cell>
          <table:table-cell table:formula="of:=[.S13]+[.X13]" office:value-type="currency" office:currency="USD" office:value="1525.5" calcext:value-type="currency">
            <text:p>$1,525.50</text:p>
          </table:table-cell>
          <table:table-cell table:formula="of:=[.T13]+[.Y13]" office:value-type="currency" office:currency="USD" office:value="1566" calcext:value-type="currency">
            <text:p>$1,566.00</text:p>
          </table:table-cell>
          <table:table-cell/>
          <table:table-cell table:formula="of:=SUM([.Z14:.AD14])" office:value-type="currency" office:currency="USD" office:value="7910" calcext:value-type="currency">
            <text:p>$7,910.00</text:p>
          </table:table-cell>
        </table:table-row>
        <table:table-row table:style-name="ro1">
          <table:table-cell office:value-type="string" calcext:value-type="string">
            <text:p>Baggins</text:p>
          </table:table-cell>
          <table:table-cell office:value-type="string" calcext:value-type="string">
            <text:p>Frodo</text:p>
          </table:table-cell>
          <table:table-cell office:value-type="currency" office:currency="USD" office:value="28" calcext:value-type="currency">
            <text:p>$28.00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IF([.D14]&gt;40;[.D14]-40;0)" office:value-type="float" office:value="9" calcext:value-type="float">
            <text:p>9</text:p>
          </table:table-cell>
          <table:table-cell table:formula="of:=IF([.E14]&gt;40;[.E14]-40;0)" office:value-type="float" office:value="10" calcext:value-type="float">
            <text:p>10</text:p>
          </table:table-cell>
          <table:table-cell table:formula="of:=IF([.F14]&gt;40;[.F14]-40;0)" office:value-type="float" office:value="11" calcext:value-type="float">
            <text:p>11</text:p>
          </table:table-cell>
          <table:table-cell table:formula="of:=IF([.G14]&gt;40;[.G14]-40;0)" office:value-type="float" office:value="12" calcext:value-type="float">
            <text:p>12</text:p>
          </table:table-cell>
          <table:table-cell table:formula="of:=IF([.H14]&gt;40;[.H14]-40;0)" office:value-type="float" office:value="13" calcext:value-type="float">
            <text:p>13</text:p>
          </table:table-cell>
          <table:table-cell table:formula="of:=IF([.I14]&gt;40;[.I14]-40;0)" office:value-type="float" office:value="14" calcext:value-type="float">
            <text:p>14</text:p>
          </table:table-cell>
          <table:table-cell table:formula="of:=[.$C14]*[.D14]" office:value-type="currency" office:currency="USD" office:value="1372" calcext:value-type="currency">
            <text:p>$1,372.00</text:p>
          </table:table-cell>
          <table:table-cell table:formula="of:=[.$C14]*[.E14]" office:value-type="currency" office:currency="USD" office:value="1400" calcext:value-type="currency">
            <text:p>$1,400.00</text:p>
          </table:table-cell>
          <table:table-cell table:formula="of:=[.$C14]*[.F14]" office:value-type="currency" office:currency="USD" office:value="1428" calcext:value-type="currency">
            <text:p>$1,428.00</text:p>
          </table:table-cell>
          <table:table-cell table:formula="of:=[.$C14]*[.G14]" office:value-type="currency" office:currency="USD" office:value="1456" calcext:value-type="currency">
            <text:p>$1,456.00</text:p>
          </table:table-cell>
          <table:table-cell table:formula="of:=[.$C14]*[.H14]" office:value-type="currency" office:currency="USD" office:value="1484" calcext:value-type="currency">
            <text:p>$1,484.00</text:p>
          </table:table-cell>
          <table:table-cell table:formula="of:=0.5*[.$C14]*[.J14]" office:value-type="currency" office:currency="USD" office:value="126" calcext:value-type="currency">
            <text:p>$126.00</text:p>
          </table:table-cell>
          <table:table-cell table:formula="of:=0.5*[.$C14]*[.K14]" office:value-type="currency" office:currency="USD" office:value="140" calcext:value-type="currency">
            <text:p>$140.00</text:p>
          </table:table-cell>
          <table:table-cell table:formula="of:=0.5*[.$C14]*[.L14]" office:value-type="currency" office:currency="USD" office:value="154" calcext:value-type="currency">
            <text:p>$154.00</text:p>
          </table:table-cell>
          <table:table-cell table:formula="of:=0.5*[.$C14]*[.M14]" office:value-type="currency" office:currency="USD" office:value="168" calcext:value-type="currency">
            <text:p>$168.00</text:p>
          </table:table-cell>
          <table:table-cell table:formula="of:=0.5*[.$C14]*[.N14]" office:value-type="currency" office:currency="USD" office:value="182" calcext:value-type="currency">
            <text:p>$182.00</text:p>
          </table:table-cell>
          <table:table-cell table:formula="of:=[.P14]+[.U14]" office:value-type="currency" office:currency="USD" office:value="1498" calcext:value-type="currency">
            <text:p>$1,498.00</text:p>
          </table:table-cell>
          <table:table-cell table:formula="of:=[.Q14]+[.V14]" office:value-type="currency" office:currency="USD" office:value="1540" calcext:value-type="currency">
            <text:p>$1,540.00</text:p>
          </table:table-cell>
          <table:table-cell table:formula="of:=[.R14]+[.W14]" office:value-type="currency" office:currency="USD" office:value="1582" calcext:value-type="currency">
            <text:p>$1,582.00</text:p>
          </table:table-cell>
          <table:table-cell table:formula="of:=[.S14]+[.X14]" office:value-type="currency" office:currency="USD" office:value="1624" calcext:value-type="currency">
            <text:p>$1,624.00</text:p>
          </table:table-cell>
          <table:table-cell table:formula="of:=[.T14]+[.Y14]" office:value-type="currency" office:currency="USD" office:value="1666" calcext:value-type="currency">
            <text:p>$1,666.00</text:p>
          </table:table-cell>
          <table:table-cell/>
          <table:table-cell table:formula="of:=SUM([.Z15:.AD15])" office:value-type="currency" office:currency="USD" office:value="8410" calcext:value-type="currency">
            <text:p>$8,410.00</text:p>
          </table:table-cell>
        </table:table-row>
        <table:table-row table:style-name="ro1">
          <table:table-cell office:value-type="string" calcext:value-type="string">
            <text:p>Gamgee</text:p>
          </table:table-cell>
          <table:table-cell office:value-type="string" calcext:value-type="string">
            <text:p>Samwise</text:p>
          </table:table-cell>
          <table:table-cell office:value-type="currency" office:currency="USD" office:value="29" calcext:value-type="currency">
            <text:p>$29.00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IF([.D15]&gt;40;[.D15]-40;0)" office:value-type="float" office:value="10" calcext:value-type="float">
            <text:p>10</text:p>
          </table:table-cell>
          <table:table-cell table:formula="of:=IF([.E15]&gt;40;[.E15]-40;0)" office:value-type="float" office:value="11" calcext:value-type="float">
            <text:p>11</text:p>
          </table:table-cell>
          <table:table-cell table:formula="of:=IF([.F15]&gt;40;[.F15]-40;0)" office:value-type="float" office:value="12" calcext:value-type="float">
            <text:p>12</text:p>
          </table:table-cell>
          <table:table-cell table:formula="of:=IF([.G15]&gt;40;[.G15]-40;0)" office:value-type="float" office:value="13" calcext:value-type="float">
            <text:p>13</text:p>
          </table:table-cell>
          <table:table-cell table:formula="of:=IF([.H15]&gt;40;[.H15]-40;0)" office:value-type="float" office:value="14" calcext:value-type="float">
            <text:p>14</text:p>
          </table:table-cell>
          <table:table-cell table:formula="of:=IF([.I15]&gt;40;[.I15]-40;0)" office:value-type="float" office:value="15" calcext:value-type="float">
            <text:p>15</text:p>
          </table:table-cell>
          <table:table-cell table:formula="of:=[.$C15]*[.D15]" office:value-type="currency" office:currency="USD" office:value="1450" calcext:value-type="currency">
            <text:p>$1,450.00</text:p>
          </table:table-cell>
          <table:table-cell table:formula="of:=[.$C15]*[.E15]" office:value-type="currency" office:currency="USD" office:value="1479" calcext:value-type="currency">
            <text:p>$1,479.00</text:p>
          </table:table-cell>
          <table:table-cell table:formula="of:=[.$C15]*[.F15]" office:value-type="currency" office:currency="USD" office:value="1508" calcext:value-type="currency">
            <text:p>$1,508.00</text:p>
          </table:table-cell>
          <table:table-cell table:formula="of:=[.$C15]*[.G15]" office:value-type="currency" office:currency="USD" office:value="1537" calcext:value-type="currency">
            <text:p>$1,537.00</text:p>
          </table:table-cell>
          <table:table-cell table:formula="of:=[.$C15]*[.H15]" office:value-type="currency" office:currency="USD" office:value="1566" calcext:value-type="currency">
            <text:p>$1,566.00</text:p>
          </table:table-cell>
          <table:table-cell table:formula="of:=0.5*[.$C15]*[.J15]" office:value-type="currency" office:currency="USD" office:value="145" calcext:value-type="currency">
            <text:p>$145.00</text:p>
          </table:table-cell>
          <table:table-cell table:formula="of:=0.5*[.$C15]*[.K15]" office:value-type="currency" office:currency="USD" office:value="159.5" calcext:value-type="currency">
            <text:p>$159.50</text:p>
          </table:table-cell>
          <table:table-cell table:formula="of:=0.5*[.$C15]*[.L15]" office:value-type="currency" office:currency="USD" office:value="174" calcext:value-type="currency">
            <text:p>$174.00</text:p>
          </table:table-cell>
          <table:table-cell table:formula="of:=0.5*[.$C15]*[.M15]" office:value-type="currency" office:currency="USD" office:value="188.5" calcext:value-type="currency">
            <text:p>$188.50</text:p>
          </table:table-cell>
          <table:table-cell table:formula="of:=0.5*[.$C15]*[.N15]" office:value-type="currency" office:currency="USD" office:value="203" calcext:value-type="currency">
            <text:p>$203.00</text:p>
          </table:table-cell>
          <table:table-cell table:formula="of:=[.P15]+[.U15]" office:value-type="currency" office:currency="USD" office:value="1595" calcext:value-type="currency">
            <text:p>$1,595.00</text:p>
          </table:table-cell>
          <table:table-cell table:formula="of:=[.Q15]+[.V15]" office:value-type="currency" office:currency="USD" office:value="1638.5" calcext:value-type="currency">
            <text:p>$1,638.50</text:p>
          </table:table-cell>
          <table:table-cell table:formula="of:=[.R15]+[.W15]" office:value-type="currency" office:currency="USD" office:value="1682" calcext:value-type="currency">
            <text:p>$1,682.00</text:p>
          </table:table-cell>
          <table:table-cell table:formula="of:=[.S15]+[.X15]" office:value-type="currency" office:currency="USD" office:value="1725.5" calcext:value-type="currency">
            <text:p>$1,725.50</text:p>
          </table:table-cell>
          <table:table-cell table:formula="of:=[.T15]+[.Y15]" office:value-type="currency" office:currency="USD" office:value="1769" calcext:value-type="currency">
            <text:p>$1,769.00</text:p>
          </table:table-cell>
          <table:table-cell/>
          <table:table-cell table:formula="of:=SUM([.Z16:.AD16])" office:value-type="currency" office:currency="USD" office:value="8925" calcext:value-type="currency">
            <text:p>$8,925.00</text:p>
          </table:table-cell>
        </table:table-row>
        <table:table-row table:style-name="ro1">
          <table:table-cell office:value-type="string" calcext:value-type="string">
            <text:p>Brandybuck</text:p>
          </table:table-cell>
          <table:table-cell office:value-type="string" calcext:value-type="string">
            <text:p>Meriadoc</text:p>
          </table:table-cell>
          <table:table-cell office:value-type="currency" office:currency="USD" office:value="30" calcext:value-type="currency">
            <text:p>$30.0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IF([.D16]&gt;40;[.D16]-40;0)" office:value-type="float" office:value="11" calcext:value-type="float">
            <text:p>11</text:p>
          </table:table-cell>
          <table:table-cell table:formula="of:=IF([.E16]&gt;40;[.E16]-40;0)" office:value-type="float" office:value="12" calcext:value-type="float">
            <text:p>12</text:p>
          </table:table-cell>
          <table:table-cell table:formula="of:=IF([.F16]&gt;40;[.F16]-40;0)" office:value-type="float" office:value="13" calcext:value-type="float">
            <text:p>13</text:p>
          </table:table-cell>
          <table:table-cell table:formula="of:=IF([.G16]&gt;40;[.G16]-40;0)" office:value-type="float" office:value="14" calcext:value-type="float">
            <text:p>14</text:p>
          </table:table-cell>
          <table:table-cell table:formula="of:=IF([.H16]&gt;40;[.H16]-40;0)" office:value-type="float" office:value="15" calcext:value-type="float">
            <text:p>15</text:p>
          </table:table-cell>
          <table:table-cell table:formula="of:=IF([.I16]&gt;40;[.I16]-40;0)" office:value-type="float" office:value="16" calcext:value-type="float">
            <text:p>16</text:p>
          </table:table-cell>
          <table:table-cell table:formula="of:=[.$C16]*[.D16]" office:value-type="currency" office:currency="USD" office:value="1530" calcext:value-type="currency">
            <text:p>$1,530.00</text:p>
          </table:table-cell>
          <table:table-cell table:formula="of:=[.$C16]*[.E16]" office:value-type="currency" office:currency="USD" office:value="1560" calcext:value-type="currency">
            <text:p>$1,560.00</text:p>
          </table:table-cell>
          <table:table-cell table:formula="of:=[.$C16]*[.F16]" office:value-type="currency" office:currency="USD" office:value="1590" calcext:value-type="currency">
            <text:p>$1,590.00</text:p>
          </table:table-cell>
          <table:table-cell table:formula="of:=[.$C16]*[.G16]" office:value-type="currency" office:currency="USD" office:value="1620" calcext:value-type="currency">
            <text:p>$1,620.00</text:p>
          </table:table-cell>
          <table:table-cell table:formula="of:=[.$C16]*[.H16]" office:value-type="currency" office:currency="USD" office:value="1650" calcext:value-type="currency">
            <text:p>$1,650.00</text:p>
          </table:table-cell>
          <table:table-cell table:formula="of:=0.5*[.$C16]*[.J16]" office:value-type="currency" office:currency="USD" office:value="165" calcext:value-type="currency">
            <text:p>$165.00</text:p>
          </table:table-cell>
          <table:table-cell table:formula="of:=0.5*[.$C16]*[.K16]" office:value-type="currency" office:currency="USD" office:value="180" calcext:value-type="currency">
            <text:p>$180.00</text:p>
          </table:table-cell>
          <table:table-cell table:formula="of:=0.5*[.$C16]*[.L16]" office:value-type="currency" office:currency="USD" office:value="195" calcext:value-type="currency">
            <text:p>$195.00</text:p>
          </table:table-cell>
          <table:table-cell table:formula="of:=0.5*[.$C16]*[.M16]" office:value-type="currency" office:currency="USD" office:value="210" calcext:value-type="currency">
            <text:p>$210.00</text:p>
          </table:table-cell>
          <table:table-cell table:formula="of:=0.5*[.$C16]*[.N16]" office:value-type="currency" office:currency="USD" office:value="225" calcext:value-type="currency">
            <text:p>$225.00</text:p>
          </table:table-cell>
          <table:table-cell table:formula="of:=[.P16]+[.U16]" office:value-type="currency" office:currency="USD" office:value="1695" calcext:value-type="currency">
            <text:p>$1,695.00</text:p>
          </table:table-cell>
          <table:table-cell table:formula="of:=[.Q16]+[.V16]" office:value-type="currency" office:currency="USD" office:value="1740" calcext:value-type="currency">
            <text:p>$1,740.00</text:p>
          </table:table-cell>
          <table:table-cell table:formula="of:=[.R16]+[.W16]" office:value-type="currency" office:currency="USD" office:value="1785" calcext:value-type="currency">
            <text:p>$1,785.00</text:p>
          </table:table-cell>
          <table:table-cell table:formula="of:=[.S16]+[.X16]" office:value-type="currency" office:currency="USD" office:value="1830" calcext:value-type="currency">
            <text:p>$1,830.00</text:p>
          </table:table-cell>
          <table:table-cell table:formula="of:=[.T16]+[.Y16]" office:value-type="currency" office:currency="USD" office:value="1875" calcext:value-type="currency">
            <text:p>$1,875.00</text:p>
          </table:table-cell>
          <table:table-cell/>
          <table:table-cell table:formula="of:=SUM([.Z17:.AD17])" office:value-type="currency" office:currency="USD" office:value="9455" calcext:value-type="currency">
            <text:p>$9,455.00</text:p>
          </table:table-cell>
        </table:table-row>
        <table:table-row table:style-name="ro1">
          <table:table-cell office:value-type="string" calcext:value-type="string">
            <text:p>Took</text:p>
          </table:table-cell>
          <table:table-cell office:value-type="string" calcext:value-type="string">
            <text:p>Peregrin</text:p>
          </table:table-cell>
          <table:table-cell office:value-type="currency" office:currency="USD" office:value="31" calcext:value-type="currency">
            <text:p>$31.0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IF([.D17]&gt;40;[.D17]-40;0)" office:value-type="float" office:value="12" calcext:value-type="float">
            <text:p>12</text:p>
          </table:table-cell>
          <table:table-cell table:formula="of:=IF([.E17]&gt;40;[.E17]-40;0)" office:value-type="float" office:value="13" calcext:value-type="float">
            <text:p>13</text:p>
          </table:table-cell>
          <table:table-cell table:formula="of:=IF([.F17]&gt;40;[.F17]-40;0)" office:value-type="float" office:value="14" calcext:value-type="float">
            <text:p>14</text:p>
          </table:table-cell>
          <table:table-cell table:formula="of:=IF([.G17]&gt;40;[.G17]-40;0)" office:value-type="float" office:value="15" calcext:value-type="float">
            <text:p>15</text:p>
          </table:table-cell>
          <table:table-cell table:formula="of:=IF([.H17]&gt;40;[.H17]-40;0)" office:value-type="float" office:value="16" calcext:value-type="float">
            <text:p>16</text:p>
          </table:table-cell>
          <table:table-cell table:formula="of:=IF([.I17]&gt;40;[.I17]-40;0)" office:value-type="float" office:value="17" calcext:value-type="float">
            <text:p>17</text:p>
          </table:table-cell>
          <table:table-cell table:formula="of:=[.$C17]*[.D17]" office:value-type="currency" office:currency="USD" office:value="1612" calcext:value-type="currency">
            <text:p>$1,612.00</text:p>
          </table:table-cell>
          <table:table-cell table:formula="of:=[.$C17]*[.E17]" office:value-type="currency" office:currency="USD" office:value="1643" calcext:value-type="currency">
            <text:p>$1,643.00</text:p>
          </table:table-cell>
          <table:table-cell table:formula="of:=[.$C17]*[.F17]" office:value-type="currency" office:currency="USD" office:value="1674" calcext:value-type="currency">
            <text:p>$1,674.00</text:p>
          </table:table-cell>
          <table:table-cell table:formula="of:=[.$C17]*[.G17]" office:value-type="currency" office:currency="USD" office:value="1705" calcext:value-type="currency">
            <text:p>$1,705.00</text:p>
          </table:table-cell>
          <table:table-cell table:formula="of:=[.$C17]*[.H17]" office:value-type="currency" office:currency="USD" office:value="1736" calcext:value-type="currency">
            <text:p>$1,736.00</text:p>
          </table:table-cell>
          <table:table-cell table:formula="of:=0.5*[.$C17]*[.J17]" office:value-type="currency" office:currency="USD" office:value="186" calcext:value-type="currency">
            <text:p>$186.00</text:p>
          </table:table-cell>
          <table:table-cell table:formula="of:=0.5*[.$C17]*[.K17]" office:value-type="currency" office:currency="USD" office:value="201.5" calcext:value-type="currency">
            <text:p>$201.50</text:p>
          </table:table-cell>
          <table:table-cell table:formula="of:=0.5*[.$C17]*[.L17]" office:value-type="currency" office:currency="USD" office:value="217" calcext:value-type="currency">
            <text:p>$217.00</text:p>
          </table:table-cell>
          <table:table-cell table:formula="of:=0.5*[.$C17]*[.M17]" office:value-type="currency" office:currency="USD" office:value="232.5" calcext:value-type="currency">
            <text:p>$232.50</text:p>
          </table:table-cell>
          <table:table-cell table:formula="of:=0.5*[.$C17]*[.N17]" office:value-type="currency" office:currency="USD" office:value="248" calcext:value-type="currency">
            <text:p>$248.00</text:p>
          </table:table-cell>
          <table:table-cell table:formula="of:=[.P17]+[.U17]" office:value-type="currency" office:currency="USD" office:value="1798" calcext:value-type="currency">
            <text:p>$1,798.00</text:p>
          </table:table-cell>
          <table:table-cell table:formula="of:=[.Q17]+[.V17]" office:value-type="currency" office:currency="USD" office:value="1844.5" calcext:value-type="currency">
            <text:p>$1,844.50</text:p>
          </table:table-cell>
          <table:table-cell table:formula="of:=[.R17]+[.W17]" office:value-type="currency" office:currency="USD" office:value="1891" calcext:value-type="currency">
            <text:p>$1,891.00</text:p>
          </table:table-cell>
          <table:table-cell table:formula="of:=[.S17]+[.X17]" office:value-type="currency" office:currency="USD" office:value="1937.5" calcext:value-type="currency">
            <text:p>$1,937.50</text:p>
          </table:table-cell>
          <table:table-cell table:formula="of:=[.T17]+[.Y17]" office:value-type="currency" office:currency="USD" office:value="1984" calcext:value-type="currency">
            <text:p>$1,984.00</text:p>
          </table:table-cell>
          <table:table-cell/>
          <table:table-cell table:formula="of:=SUM([.Z18:.AD18])" office:value-type="currency" office:currency="USD" office:value="10000" calcext:value-type="currency">
            <text:p>$10,000.00</text:p>
          </table:table-cell>
        </table:table-row>
        <table:table-row table:style-name="ro1">
          <table:table-cell office:value-type="string" calcext:value-type="string">
            <text:p>The Gray</text:p>
          </table:table-cell>
          <table:table-cell office:value-type="string" calcext:value-type="string">
            <text:p>Gandalf</text:p>
          </table:table-cell>
          <table:table-cell office:value-type="currency" office:currency="USD" office:value="32" calcext:value-type="currency">
            <text:p>$32.0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formula="of:=IF([.D18]&gt;40;[.D18]-40;0)" office:value-type="float" office:value="13" calcext:value-type="float">
            <text:p>13</text:p>
          </table:table-cell>
          <table:table-cell table:formula="of:=IF([.E18]&gt;40;[.E18]-40;0)" office:value-type="float" office:value="14" calcext:value-type="float">
            <text:p>14</text:p>
          </table:table-cell>
          <table:table-cell table:formula="of:=IF([.F18]&gt;40;[.F18]-40;0)" office:value-type="float" office:value="15" calcext:value-type="float">
            <text:p>15</text:p>
          </table:table-cell>
          <table:table-cell table:formula="of:=IF([.G18]&gt;40;[.G18]-40;0)" office:value-type="float" office:value="16" calcext:value-type="float">
            <text:p>16</text:p>
          </table:table-cell>
          <table:table-cell table:formula="of:=IF([.H18]&gt;40;[.H18]-40;0)" office:value-type="float" office:value="17" calcext:value-type="float">
            <text:p>17</text:p>
          </table:table-cell>
          <table:table-cell table:formula="of:=IF([.I18]&gt;40;[.I18]-40;0)" office:value-type="float" office:value="18" calcext:value-type="float">
            <text:p>18</text:p>
          </table:table-cell>
          <table:table-cell table:formula="of:=[.$C18]*[.D18]" office:value-type="currency" office:currency="USD" office:value="1696" calcext:value-type="currency">
            <text:p>$1,696.00</text:p>
          </table:table-cell>
          <table:table-cell table:formula="of:=[.$C18]*[.E18]" office:value-type="currency" office:currency="USD" office:value="1728" calcext:value-type="currency">
            <text:p>$1,728.00</text:p>
          </table:table-cell>
          <table:table-cell table:formula="of:=[.$C18]*[.F18]" office:value-type="currency" office:currency="USD" office:value="1760" calcext:value-type="currency">
            <text:p>$1,760.00</text:p>
          </table:table-cell>
          <table:table-cell table:formula="of:=[.$C18]*[.G18]" office:value-type="currency" office:currency="USD" office:value="1792" calcext:value-type="currency">
            <text:p>$1,792.00</text:p>
          </table:table-cell>
          <table:table-cell table:formula="of:=[.$C18]*[.H18]" office:value-type="currency" office:currency="USD" office:value="1824" calcext:value-type="currency">
            <text:p>$1,824.00</text:p>
          </table:table-cell>
          <table:table-cell table:formula="of:=0.5*[.$C18]*[.J18]" office:value-type="currency" office:currency="USD" office:value="208" calcext:value-type="currency">
            <text:p>$208.00</text:p>
          </table:table-cell>
          <table:table-cell table:formula="of:=0.5*[.$C18]*[.K18]" office:value-type="currency" office:currency="USD" office:value="224" calcext:value-type="currency">
            <text:p>$224.00</text:p>
          </table:table-cell>
          <table:table-cell table:formula="of:=0.5*[.$C18]*[.L18]" office:value-type="currency" office:currency="USD" office:value="240" calcext:value-type="currency">
            <text:p>$240.00</text:p>
          </table:table-cell>
          <table:table-cell table:formula="of:=0.5*[.$C18]*[.M18]" office:value-type="currency" office:currency="USD" office:value="256" calcext:value-type="currency">
            <text:p>$256.00</text:p>
          </table:table-cell>
          <table:table-cell table:formula="of:=0.5*[.$C18]*[.N18]" office:value-type="currency" office:currency="USD" office:value="272" calcext:value-type="currency">
            <text:p>$272.00</text:p>
          </table:table-cell>
          <table:table-cell table:formula="of:=[.P18]+[.U18]" office:value-type="currency" office:currency="USD" office:value="1904" calcext:value-type="currency">
            <text:p>$1,904.00</text:p>
          </table:table-cell>
          <table:table-cell table:formula="of:=[.Q18]+[.V18]" office:value-type="currency" office:currency="USD" office:value="1952" calcext:value-type="currency">
            <text:p>$1,952.00</text:p>
          </table:table-cell>
          <table:table-cell table:formula="of:=[.R18]+[.W18]" office:value-type="currency" office:currency="USD" office:value="2000" calcext:value-type="currency">
            <text:p>$2,000.00</text:p>
          </table:table-cell>
          <table:table-cell table:formula="of:=[.S18]+[.X18]" office:value-type="currency" office:currency="USD" office:value="2048" calcext:value-type="currency">
            <text:p>$2,048.00</text:p>
          </table:table-cell>
          <table:table-cell table:formula="of:=[.T18]+[.Y18]" office:value-type="currency" office:currency="USD" office:value="2096" calcext:value-type="currency">
            <text:p>$2,096.00</text:p>
          </table:table-cell>
          <table:table-cell/>
          <table:table-cell table:formula="of:=SUM([.Z19:.AD19])" office:value-type="currency" office:currency="USD" office:value="10560" calcext:value-type="currency">
            <text:p>$10,560.00</text:p>
          </table:table-cell>
        </table:table-row>
        <table:table-row table:style-name="ro1">
          <table:table-cell office:value-type="string" calcext:value-type="string">
            <text:p>Arathorn</text:p>
          </table:table-cell>
          <table:table-cell office:value-type="string" calcext:value-type="string">
            <text:p>Aragorn</text:p>
          </table:table-cell>
          <table:table-cell office:value-type="currency" office:currency="USD" office:value="33" calcext:value-type="currency">
            <text:p>$33.0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formula="of:=IF([.D19]&gt;40;[.D19]-40;0)" office:value-type="float" office:value="14" calcext:value-type="float">
            <text:p>14</text:p>
          </table:table-cell>
          <table:table-cell table:formula="of:=IF([.E19]&gt;40;[.E19]-40;0)" office:value-type="float" office:value="15" calcext:value-type="float">
            <text:p>15</text:p>
          </table:table-cell>
          <table:table-cell table:formula="of:=IF([.F19]&gt;40;[.F19]-40;0)" office:value-type="float" office:value="16" calcext:value-type="float">
            <text:p>16</text:p>
          </table:table-cell>
          <table:table-cell table:formula="of:=IF([.G19]&gt;40;[.G19]-40;0)" office:value-type="float" office:value="17" calcext:value-type="float">
            <text:p>17</text:p>
          </table:table-cell>
          <table:table-cell table:formula="of:=IF([.H19]&gt;40;[.H19]-40;0)" office:value-type="float" office:value="18" calcext:value-type="float">
            <text:p>18</text:p>
          </table:table-cell>
          <table:table-cell table:formula="of:=IF([.I19]&gt;40;[.I19]-40;0)" office:value-type="float" office:value="19" calcext:value-type="float">
            <text:p>19</text:p>
          </table:table-cell>
          <table:table-cell table:formula="of:=[.$C19]*[.D19]" office:value-type="currency" office:currency="USD" office:value="1782" calcext:value-type="currency">
            <text:p>$1,782.00</text:p>
          </table:table-cell>
          <table:table-cell table:formula="of:=[.$C19]*[.E19]" office:value-type="currency" office:currency="USD" office:value="1815" calcext:value-type="currency">
            <text:p>$1,815.00</text:p>
          </table:table-cell>
          <table:table-cell table:formula="of:=[.$C19]*[.F19]" office:value-type="currency" office:currency="USD" office:value="1848" calcext:value-type="currency">
            <text:p>$1,848.00</text:p>
          </table:table-cell>
          <table:table-cell table:formula="of:=[.$C19]*[.G19]" office:value-type="currency" office:currency="USD" office:value="1881" calcext:value-type="currency">
            <text:p>$1,881.00</text:p>
          </table:table-cell>
          <table:table-cell table:formula="of:=[.$C19]*[.H19]" office:value-type="currency" office:currency="USD" office:value="1914" calcext:value-type="currency">
            <text:p>$1,914.00</text:p>
          </table:table-cell>
          <table:table-cell table:formula="of:=0.5*[.$C19]*[.J19]" office:value-type="currency" office:currency="USD" office:value="231" calcext:value-type="currency">
            <text:p>$231.00</text:p>
          </table:table-cell>
          <table:table-cell table:formula="of:=0.5*[.$C19]*[.K19]" office:value-type="currency" office:currency="USD" office:value="247.5" calcext:value-type="currency">
            <text:p>$247.50</text:p>
          </table:table-cell>
          <table:table-cell table:formula="of:=0.5*[.$C19]*[.L19]" office:value-type="currency" office:currency="USD" office:value="264" calcext:value-type="currency">
            <text:p>$264.00</text:p>
          </table:table-cell>
          <table:table-cell table:formula="of:=0.5*[.$C19]*[.M19]" office:value-type="currency" office:currency="USD" office:value="280.5" calcext:value-type="currency">
            <text:p>$280.50</text:p>
          </table:table-cell>
          <table:table-cell table:formula="of:=0.5*[.$C19]*[.N19]" office:value-type="currency" office:currency="USD" office:value="297" calcext:value-type="currency">
            <text:p>$297.00</text:p>
          </table:table-cell>
          <table:table-cell table:formula="of:=[.P19]+[.U19]" office:value-type="currency" office:currency="USD" office:value="2013" calcext:value-type="currency">
            <text:p>$2,013.00</text:p>
          </table:table-cell>
          <table:table-cell table:formula="of:=[.Q19]+[.V19]" office:value-type="currency" office:currency="USD" office:value="2062.5" calcext:value-type="currency">
            <text:p>$2,062.50</text:p>
          </table:table-cell>
          <table:table-cell table:formula="of:=[.R19]+[.W19]" office:value-type="currency" office:currency="USD" office:value="2112" calcext:value-type="currency">
            <text:p>$2,112.00</text:p>
          </table:table-cell>
          <table:table-cell table:formula="of:=[.S19]+[.X19]" office:value-type="currency" office:currency="USD" office:value="2161.5" calcext:value-type="currency">
            <text:p>$2,161.50</text:p>
          </table:table-cell>
          <table:table-cell table:formula="of:=[.T19]+[.Y19]" office:value-type="currency" office:currency="USD" office:value="2211" calcext:value-type="currency">
            <text:p>$2,211.00</text:p>
          </table:table-cell>
          <table:table-cell/>
          <table:table-cell table:formula="of:=SUM([.Z20:.AD20])" office:value-type="currency" office:currency="USD" office:value="11135" calcext:value-type="currency">
            <text:p>$11,135.00</text:p>
          </table:table-cell>
        </table:table-row>
        <table:table-row table:style-name="ro1">
          <table:table-cell office:value-type="string" calcext:value-type="string">
            <text:p>Gloinson</text:p>
          </table:table-cell>
          <table:table-cell office:value-type="string" calcext:value-type="string">
            <text:p>Gimli</text:p>
          </table:table-cell>
          <table:table-cell office:value-type="currency" office:currency="USD" office:value="34" calcext:value-type="currency">
            <text:p>$34.00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table:formula="of:=IF([.D20]&gt;40;[.D20]-40;0)" office:value-type="float" office:value="15" calcext:value-type="float">
            <text:p>15</text:p>
          </table:table-cell>
          <table:table-cell table:formula="of:=IF([.E20]&gt;40;[.E20]-40;0)" office:value-type="float" office:value="16" calcext:value-type="float">
            <text:p>16</text:p>
          </table:table-cell>
          <table:table-cell table:formula="of:=IF([.F20]&gt;40;[.F20]-40;0)" office:value-type="float" office:value="17" calcext:value-type="float">
            <text:p>17</text:p>
          </table:table-cell>
          <table:table-cell table:formula="of:=IF([.G20]&gt;40;[.G20]-40;0)" office:value-type="float" office:value="18" calcext:value-type="float">
            <text:p>18</text:p>
          </table:table-cell>
          <table:table-cell table:formula="of:=IF([.H20]&gt;40;[.H20]-40;0)" office:value-type="float" office:value="19" calcext:value-type="float">
            <text:p>19</text:p>
          </table:table-cell>
          <table:table-cell table:formula="of:=IF([.I20]&gt;40;[.I20]-40;0)" office:value-type="float" office:value="20" calcext:value-type="float">
            <text:p>20</text:p>
          </table:table-cell>
          <table:table-cell table:formula="of:=[.$C20]*[.D20]" office:value-type="currency" office:currency="USD" office:value="1870" calcext:value-type="currency">
            <text:p>$1,870.00</text:p>
          </table:table-cell>
          <table:table-cell table:formula="of:=[.$C20]*[.E20]" office:value-type="currency" office:currency="USD" office:value="1904" calcext:value-type="currency">
            <text:p>$1,904.00</text:p>
          </table:table-cell>
          <table:table-cell table:formula="of:=[.$C20]*[.F20]" office:value-type="currency" office:currency="USD" office:value="1938" calcext:value-type="currency">
            <text:p>$1,938.00</text:p>
          </table:table-cell>
          <table:table-cell table:formula="of:=[.$C20]*[.G20]" office:value-type="currency" office:currency="USD" office:value="1972" calcext:value-type="currency">
            <text:p>$1,972.00</text:p>
          </table:table-cell>
          <table:table-cell table:formula="of:=[.$C20]*[.H20]" office:value-type="currency" office:currency="USD" office:value="2006" calcext:value-type="currency">
            <text:p>$2,006.00</text:p>
          </table:table-cell>
          <table:table-cell table:formula="of:=0.5*[.$C20]*[.J20]" office:value-type="currency" office:currency="USD" office:value="255" calcext:value-type="currency">
            <text:p>$255.00</text:p>
          </table:table-cell>
          <table:table-cell table:formula="of:=0.5*[.$C20]*[.K20]" office:value-type="currency" office:currency="USD" office:value="272" calcext:value-type="currency">
            <text:p>$272.00</text:p>
          </table:table-cell>
          <table:table-cell table:formula="of:=0.5*[.$C20]*[.L20]" office:value-type="currency" office:currency="USD" office:value="289" calcext:value-type="currency">
            <text:p>$289.00</text:p>
          </table:table-cell>
          <table:table-cell table:formula="of:=0.5*[.$C20]*[.M20]" office:value-type="currency" office:currency="USD" office:value="306" calcext:value-type="currency">
            <text:p>$306.00</text:p>
          </table:table-cell>
          <table:table-cell table:formula="of:=0.5*[.$C20]*[.N20]" office:value-type="currency" office:currency="USD" office:value="323" calcext:value-type="currency">
            <text:p>$323.00</text:p>
          </table:table-cell>
          <table:table-cell table:formula="of:=[.P20]+[.U20]" office:value-type="currency" office:currency="USD" office:value="2125" calcext:value-type="currency">
            <text:p>$2,125.00</text:p>
          </table:table-cell>
          <table:table-cell table:formula="of:=[.Q20]+[.V20]" office:value-type="currency" office:currency="USD" office:value="2176" calcext:value-type="currency">
            <text:p>$2,176.00</text:p>
          </table:table-cell>
          <table:table-cell table:formula="of:=[.R20]+[.W20]" office:value-type="currency" office:currency="USD" office:value="2227" calcext:value-type="currency">
            <text:p>$2,227.00</text:p>
          </table:table-cell>
          <table:table-cell table:formula="of:=[.S20]+[.X20]" office:value-type="currency" office:currency="USD" office:value="2278" calcext:value-type="currency">
            <text:p>$2,278.00</text:p>
          </table:table-cell>
          <table:table-cell table:formula="of:=[.T20]+[.Y20]" office:value-type="currency" office:currency="USD" office:value="2329" calcext:value-type="currency">
            <text:p>$2,329.00</text:p>
          </table:table-cell>
          <table:table-cell/>
          <table:table-cell table:formula="of:=SUM([.Z21:.AD21])" office:value-type="currency" office:currency="USD" office:value="11725" calcext:value-type="currency">
            <text:p>$11,725.00</text:p>
          </table:table-cell>
        </table:table-row>
        <table:table-row table:style-name="ro1">
          <table:table-cell office:value-type="string" calcext:value-type="string">
            <text:p>Lothlorien</text:p>
          </table:table-cell>
          <table:table-cell office:value-type="string" calcext:value-type="string">
            <text:p>Legolas</text:p>
          </table:table-cell>
          <table:table-cell office:value-type="currency" office:currency="USD" office:value="35" calcext:value-type="currency">
            <text:p>$35.00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formula="of:=IF([.D21]&gt;40;[.D21]-40;0)" office:value-type="float" office:value="16" calcext:value-type="float">
            <text:p>16</text:p>
          </table:table-cell>
          <table:table-cell table:formula="of:=IF([.E21]&gt;40;[.E21]-40;0)" office:value-type="float" office:value="17" calcext:value-type="float">
            <text:p>17</text:p>
          </table:table-cell>
          <table:table-cell table:formula="of:=IF([.F21]&gt;40;[.F21]-40;0)" office:value-type="float" office:value="18" calcext:value-type="float">
            <text:p>18</text:p>
          </table:table-cell>
          <table:table-cell table:formula="of:=IF([.G21]&gt;40;[.G21]-40;0)" office:value-type="float" office:value="19" calcext:value-type="float">
            <text:p>19</text:p>
          </table:table-cell>
          <table:table-cell table:formula="of:=IF([.H21]&gt;40;[.H21]-40;0)" office:value-type="float" office:value="20" calcext:value-type="float">
            <text:p>20</text:p>
          </table:table-cell>
          <table:table-cell table:formula="of:=IF([.I21]&gt;40;[.I21]-40;0)" office:value-type="float" office:value="21" calcext:value-type="float">
            <text:p>21</text:p>
          </table:table-cell>
          <table:table-cell table:formula="of:=[.$C21]*[.D21]" office:value-type="currency" office:currency="USD" office:value="1960" calcext:value-type="currency">
            <text:p>$1,960.00</text:p>
          </table:table-cell>
          <table:table-cell table:formula="of:=[.$C21]*[.E21]" office:value-type="currency" office:currency="USD" office:value="1995" calcext:value-type="currency">
            <text:p>$1,995.00</text:p>
          </table:table-cell>
          <table:table-cell table:formula="of:=[.$C21]*[.F21]" office:value-type="currency" office:currency="USD" office:value="2030" calcext:value-type="currency">
            <text:p>$2,030.00</text:p>
          </table:table-cell>
          <table:table-cell table:formula="of:=[.$C21]*[.G21]" office:value-type="currency" office:currency="USD" office:value="2065" calcext:value-type="currency">
            <text:p>$2,065.00</text:p>
          </table:table-cell>
          <table:table-cell table:formula="of:=[.$C21]*[.H21]" office:value-type="currency" office:currency="USD" office:value="2100" calcext:value-type="currency">
            <text:p>$2,100.00</text:p>
          </table:table-cell>
          <table:table-cell table:formula="of:=0.5*[.$C21]*[.J21]" office:value-type="currency" office:currency="USD" office:value="280" calcext:value-type="currency">
            <text:p>$280.00</text:p>
          </table:table-cell>
          <table:table-cell table:formula="of:=0.5*[.$C21]*[.K21]" office:value-type="currency" office:currency="USD" office:value="297.5" calcext:value-type="currency">
            <text:p>$297.50</text:p>
          </table:table-cell>
          <table:table-cell table:formula="of:=0.5*[.$C21]*[.L21]" office:value-type="currency" office:currency="USD" office:value="315" calcext:value-type="currency">
            <text:p>$315.00</text:p>
          </table:table-cell>
          <table:table-cell table:formula="of:=0.5*[.$C21]*[.M21]" office:value-type="currency" office:currency="USD" office:value="332.5" calcext:value-type="currency">
            <text:p>$332.50</text:p>
          </table:table-cell>
          <table:table-cell table:formula="of:=0.5*[.$C21]*[.N21]" office:value-type="currency" office:currency="USD" office:value="350" calcext:value-type="currency">
            <text:p>$350.00</text:p>
          </table:table-cell>
          <table:table-cell table:formula="of:=[.P21]+[.U21]" office:value-type="currency" office:currency="USD" office:value="2240" calcext:value-type="currency">
            <text:p>$2,240.00</text:p>
          </table:table-cell>
          <table:table-cell table:formula="of:=[.Q21]+[.V21]" office:value-type="currency" office:currency="USD" office:value="2292.5" calcext:value-type="currency">
            <text:p>$2,292.50</text:p>
          </table:table-cell>
          <table:table-cell table:formula="of:=[.R21]+[.W21]" office:value-type="currency" office:currency="USD" office:value="2345" calcext:value-type="currency">
            <text:p>$2,345.00</text:p>
          </table:table-cell>
          <table:table-cell table:formula="of:=[.S21]+[.X21]" office:value-type="currency" office:currency="USD" office:value="2397.5" calcext:value-type="currency">
            <text:p>$2,397.50</text:p>
          </table:table-cell>
          <table:table-cell table:formula="of:=[.T21]+[.Y21]" office:value-type="currency" office:currency="USD" office:value="2450" calcext:value-type="currency">
            <text:p>$2,450.00</text:p>
          </table:table-cell>
          <table:table-cell/>
          <table:table-cell table:formula="of:=SUM([.Z22:.AD22])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Default" table:number-columns-repeated="28"/>
          <table:table-cell/>
          <table:table-cell table:style-name="Default"/>
        </table:table-row>
        <table:table-row table:style-name="ro1">
          <table:table-cell office:value-type="string" calcext:value-type="string">
            <text:p>Max</text:p>
          </table:table-cell>
          <table:table-cell table:style-name="ce1"/>
          <table:table-cell table:formula="of:=MAX([.C4:.C21])" office:value-type="currency" office:currency="USD" office:value="35" calcext:value-type="currency">
            <text:p>$35.00</text:p>
          </table:table-cell>
          <table:table-cell table:style-name="ce1" table:formula="of:=MAX([.D4:.D21])" office:value-type="currency" office:currency="USD" office:value="56" calcext:value-type="currency">
            <text:p>$56.00</text:p>
          </table:table-cell>
          <table:table-cell table:style-name="ce1" table:formula="of:=MAX([.E4:.E21])" office:value-type="currency" office:currency="USD" office:value="57" calcext:value-type="currency">
            <text:p>$57.00</text:p>
          </table:table-cell>
          <table:table-cell table:style-name="ce1" table:formula="of:=MAX([.F4:.F21])" office:value-type="currency" office:currency="USD" office:value="58" calcext:value-type="currency">
            <text:p>$58.00</text:p>
          </table:table-cell>
          <table:table-cell table:style-name="ce1" table:formula="of:=MAX([.G4:.G21])" office:value-type="currency" office:currency="USD" office:value="59" calcext:value-type="currency">
            <text:p>$59.00</text:p>
          </table:table-cell>
          <table:table-cell table:style-name="ce1" table:formula="of:=MAX([.H4:.H21])" office:value-type="currency" office:currency="USD" office:value="60" calcext:value-type="currency">
            <text:p>$60.00</text:p>
          </table:table-cell>
          <table:table-cell table:style-name="ce1" table:formula="of:=MAX([.I4:.I21])" office:value-type="currency" office:currency="USD" office:value="61" calcext:value-type="currency">
            <text:p>$61.00</text:p>
          </table:table-cell>
          <table:table-cell table:style-name="ce1" table:formula="of:=MAX([.J4:.J21])" office:value-type="currency" office:currency="USD" office:value="16" calcext:value-type="currency">
            <text:p>$16.00</text:p>
          </table:table-cell>
          <table:table-cell table:style-name="ce1" table:formula="of:=MAX([.K4:.K21])" office:value-type="currency" office:currency="USD" office:value="17" calcext:value-type="currency">
            <text:p>$17.00</text:p>
          </table:table-cell>
          <table:table-cell table:style-name="ce1" table:formula="of:=MAX([.L4:.L21])" office:value-type="currency" office:currency="USD" office:value="18" calcext:value-type="currency">
            <text:p>$18.00</text:p>
          </table:table-cell>
          <table:table-cell table:style-name="ce1" table:formula="of:=MAX([.M4:.M21])" office:value-type="currency" office:currency="USD" office:value="19" calcext:value-type="currency">
            <text:p>$19.00</text:p>
          </table:table-cell>
          <table:table-cell table:style-name="ce1" table:formula="of:=MAX([.N4:.N21])" office:value-type="currency" office:currency="USD" office:value="20" calcext:value-type="currency">
            <text:p>$20.00</text:p>
          </table:table-cell>
          <table:table-cell table:style-name="ce1" table:formula="of:=MAX([.O4:.O21])" office:value-type="currency" office:currency="USD" office:value="21" calcext:value-type="currency">
            <text:p>$21.00</text:p>
          </table:table-cell>
          <table:table-cell table:style-name="ce1" table:formula="of:=MAX([.P4:.P21])" office:value-type="currency" office:currency="USD" office:value="1960" calcext:value-type="currency">
            <text:p>$1,960.00</text:p>
          </table:table-cell>
          <table:table-cell table:style-name="ce1" table:formula="of:=MAX([.Q4:.Q21])" office:value-type="currency" office:currency="USD" office:value="1995" calcext:value-type="currency">
            <text:p>$1,995.00</text:p>
          </table:table-cell>
          <table:table-cell table:style-name="ce1" table:formula="of:=MAX([.R4:.R21])" office:value-type="currency" office:currency="USD" office:value="2030" calcext:value-type="currency">
            <text:p>$2,030.00</text:p>
          </table:table-cell>
          <table:table-cell table:style-name="ce1" table:formula="of:=MAX([.S4:.S21])" office:value-type="currency" office:currency="USD" office:value="2065" calcext:value-type="currency">
            <text:p>$2,065.00</text:p>
          </table:table-cell>
          <table:table-cell table:style-name="ce1" table:formula="of:=MAX([.T4:.T21])" office:value-type="currency" office:currency="USD" office:value="2100" calcext:value-type="currency">
            <text:p>$2,100.00</text:p>
          </table:table-cell>
          <table:table-cell table:style-name="ce1" table:formula="of:=MAX([.U4:.U21])" office:value-type="currency" office:currency="USD" office:value="280" calcext:value-type="currency">
            <text:p>$280.00</text:p>
          </table:table-cell>
          <table:table-cell table:style-name="ce1" table:formula="of:=MAX([.V4:.V21])" office:value-type="currency" office:currency="USD" office:value="297.5" calcext:value-type="currency">
            <text:p>$297.50</text:p>
          </table:table-cell>
          <table:table-cell table:style-name="ce1" table:formula="of:=MAX([.W4:.W21])" office:value-type="currency" office:currency="USD" office:value="315" calcext:value-type="currency">
            <text:p>$315.00</text:p>
          </table:table-cell>
          <table:table-cell table:style-name="ce1" table:formula="of:=MAX([.X4:.X21])" office:value-type="currency" office:currency="USD" office:value="332.5" calcext:value-type="currency">
            <text:p>$332.50</text:p>
          </table:table-cell>
          <table:table-cell table:style-name="ce1" table:formula="of:=MAX([.Y4:.Y21])" office:value-type="currency" office:currency="USD" office:value="350" calcext:value-type="currency">
            <text:p>$350.00</text:p>
          </table:table-cell>
          <table:table-cell table:style-name="ce1" table:formula="of:=MAX([.Z4:.Z21])" office:value-type="currency" office:currency="USD" office:value="2240" calcext:value-type="currency">
            <text:p>$2,240.00</text:p>
          </table:table-cell>
          <table:table-cell table:style-name="ce1" table:formula="of:=MAX([.AA4:.AA21])" office:value-type="currency" office:currency="USD" office:value="2292.5" calcext:value-type="currency">
            <text:p>$2,292.50</text:p>
          </table:table-cell>
          <table:table-cell table:style-name="ce1" table:formula="of:=MAX([.AB4:.AB21])" office:value-type="currency" office:currency="USD" office:value="2345" calcext:value-type="currency">
            <text:p>$2,345.00</text:p>
          </table:table-cell>
          <table:table-cell table:style-name="ce1" table:formula="of:=MAX([.AC4:.AC21])" office:value-type="currency" office:currency="USD" office:value="2397.5" calcext:value-type="currency">
            <text:p>$2,397.50</text:p>
          </table:table-cell>
          <table:table-cell table:style-name="ce1" table:formula="of:=MAX([.AD4:.AD21])" office:value-type="currency" office:currency="USD" office:value="2450" calcext:value-type="currency">
            <text:p>$2,450.00</text:p>
          </table:table-cell>
          <table:table-cell table:style-name="ce1"/>
          <table:table-cell table:formula="of:=MAX([.AF4:.AF21])" office:value-type="currency" office:currency="USD" office:value="11725" calcext:value-type="currency">
            <text:p>$11,725.0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1"/>
          <table:table-cell table:formula="of:=MIN([.C4:.C21])" office:value-type="currency" office:currency="USD" office:value="18" calcext:value-type="currency">
            <text:p>$18.00</text:p>
          </table:table-cell>
          <table:table-cell table:style-name="ce1" table:formula="of:=MIN([.D4:.D21])" office:value-type="currency" office:currency="USD" office:value="40" calcext:value-type="currency">
            <text:p>$40.00</text:p>
          </table:table-cell>
          <table:table-cell table:style-name="ce1" table:formula="of:=MIN([.E4:.E21])" office:value-type="currency" office:currency="USD" office:value="40" calcext:value-type="currency">
            <text:p>$40.00</text:p>
          </table:table-cell>
          <table:table-cell table:style-name="ce1" table:formula="of:=MIN([.F4:.F21])" office:value-type="currency" office:currency="USD" office:value="41" calcext:value-type="currency">
            <text:p>$41.00</text:p>
          </table:table-cell>
          <table:table-cell table:style-name="ce1" table:formula="of:=MIN([.G4:.G21])" office:value-type="currency" office:currency="USD" office:value="42" calcext:value-type="currency">
            <text:p>$42.00</text:p>
          </table:table-cell>
          <table:table-cell table:style-name="ce1" table:formula="of:=MIN([.H4:.H21])" office:value-type="currency" office:currency="USD" office:value="43" calcext:value-type="currency">
            <text:p>$43.00</text:p>
          </table:table-cell>
          <table:table-cell table:style-name="ce1" table:formula="of:=MIN([.I4:.I21])" office:value-type="currency" office:currency="USD" office:value="44" calcext:value-type="currency">
            <text:p>$44.00</text:p>
          </table:table-cell>
          <table:table-cell table:style-name="ce1" table:formula="of:=MIN([.J4:.J21])" office:value-type="currency" office:currency="USD" office:value="0" calcext:value-type="currency">
            <text:p>$0.00</text:p>
          </table:table-cell>
          <table:table-cell table:style-name="ce1" table:formula="of:=MIN([.K4:.K21])" office:value-type="currency" office:currency="USD" office:value="0" calcext:value-type="currency">
            <text:p>$0.00</text:p>
          </table:table-cell>
          <table:table-cell table:style-name="ce1" table:formula="of:=MIN([.L4:.L21])" office:value-type="currency" office:currency="USD" office:value="1" calcext:value-type="currency">
            <text:p>$1.00</text:p>
          </table:table-cell>
          <table:table-cell table:style-name="ce1" table:formula="of:=MIN([.M4:.M21])" office:value-type="currency" office:currency="USD" office:value="2" calcext:value-type="currency">
            <text:p>$2.00</text:p>
          </table:table-cell>
          <table:table-cell table:style-name="ce1" table:formula="of:=MIN([.N4:.N21])" office:value-type="currency" office:currency="USD" office:value="3" calcext:value-type="currency">
            <text:p>$3.00</text:p>
          </table:table-cell>
          <table:table-cell table:style-name="ce1" table:formula="of:=MIN([.O4:.O21])" office:value-type="currency" office:currency="USD" office:value="4" calcext:value-type="currency">
            <text:p>$4.00</text:p>
          </table:table-cell>
          <table:table-cell table:style-name="ce1" table:formula="of:=MIN([.P4:.P21])" office:value-type="currency" office:currency="USD" office:value="760" calcext:value-type="currency">
            <text:p>$760.00</text:p>
          </table:table-cell>
          <table:table-cell table:style-name="ce1" table:formula="of:=MIN([.Q4:.Q21])" office:value-type="currency" office:currency="USD" office:value="720" calcext:value-type="currency">
            <text:p>$720.00</text:p>
          </table:table-cell>
          <table:table-cell table:style-name="ce1" table:formula="of:=MIN([.R4:.R21])" office:value-type="currency" office:currency="USD" office:value="738" calcext:value-type="currency">
            <text:p>$738.00</text:p>
          </table:table-cell>
          <table:table-cell table:style-name="ce1" table:formula="of:=MIN([.S4:.S21])" office:value-type="currency" office:currency="USD" office:value="756" calcext:value-type="currency">
            <text:p>$756.00</text:p>
          </table:table-cell>
          <table:table-cell table:style-name="ce1" table:formula="of:=MIN([.T4:.T21])" office:value-type="currency" office:currency="USD" office:value="774" calcext:value-type="currency">
            <text:p>$774.00</text:p>
          </table:table-cell>
          <table:table-cell table:style-name="ce1" table:formula="of:=MIN([.U4:.U21])" office:value-type="currency" office:currency="USD" office:value="0" calcext:value-type="currency">
            <text:p>$0.00</text:p>
          </table:table-cell>
          <table:table-cell table:style-name="ce1" table:formula="of:=MIN([.V4:.V21])" office:value-type="currency" office:currency="USD" office:value="0" calcext:value-type="currency">
            <text:p>$0.00</text:p>
          </table:table-cell>
          <table:table-cell table:style-name="ce1" table:formula="of:=MIN([.W4:.W21])" office:value-type="currency" office:currency="USD" office:value="9" calcext:value-type="currency">
            <text:p>$9.00</text:p>
          </table:table-cell>
          <table:table-cell table:style-name="ce1" table:formula="of:=MIN([.X4:.X21])" office:value-type="currency" office:currency="USD" office:value="18" calcext:value-type="currency">
            <text:p>$18.00</text:p>
          </table:table-cell>
          <table:table-cell table:style-name="ce1" table:formula="of:=MIN([.Y4:.Y21])" office:value-type="currency" office:currency="USD" office:value="27" calcext:value-type="currency">
            <text:p>$27.00</text:p>
          </table:table-cell>
          <table:table-cell table:style-name="ce1" table:formula="of:=MIN([.Z4:.Z21])" office:value-type="currency" office:currency="USD" office:value="760" calcext:value-type="currency">
            <text:p>$760.00</text:p>
          </table:table-cell>
          <table:table-cell table:style-name="ce1" table:formula="of:=MIN([.AA4:.AA21])" office:value-type="currency" office:currency="USD" office:value="720" calcext:value-type="currency">
            <text:p>$720.00</text:p>
          </table:table-cell>
          <table:table-cell table:style-name="ce1" table:formula="of:=MIN([.AB4:.AB21])" office:value-type="currency" office:currency="USD" office:value="747" calcext:value-type="currency">
            <text:p>$747.00</text:p>
          </table:table-cell>
          <table:table-cell table:style-name="ce1" table:formula="of:=MIN([.AC4:.AC21])" office:value-type="currency" office:currency="USD" office:value="774" calcext:value-type="currency">
            <text:p>$774.00</text:p>
          </table:table-cell>
          <table:table-cell table:style-name="ce1" table:formula="of:=MIN([.AD4:.AD21])" office:value-type="currency" office:currency="USD" office:value="801" calcext:value-type="currency">
            <text:p>$801.00</text:p>
          </table:table-cell>
          <table:table-cell table:style-name="ce1"/>
          <table:table-cell table:formula="of:=MIN([.AF4:.AF21])"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style-name="ce1"/>
          <table:table-cell table:formula="of:=AVERAGE([.C4:.C21])" office:value-type="currency" office:currency="USD" office:value="26.5" calcext:value-type="currency">
            <text:p>$26.50</text:p>
          </table:table-cell>
          <table:table-cell table:style-name="ce1" table:formula="of:=AVERAGE([.D4:.D21])" office:value-type="currency" office:currency="USD" office:value="48.1111111111111" calcext:value-type="currency">
            <text:p>$48.11</text:p>
          </table:table-cell>
          <table:table-cell table:style-name="ce1" table:formula="of:=AVERAGE([.E4:.E21])" office:value-type="currency" office:currency="USD" office:value="48.5" calcext:value-type="currency">
            <text:p>$48.50</text:p>
          </table:table-cell>
          <table:table-cell table:style-name="ce1" table:formula="of:=AVERAGE([.F4:.F21])" office:value-type="currency" office:currency="USD" office:value="49.5" calcext:value-type="currency">
            <text:p>$49.50</text:p>
          </table:table-cell>
          <table:table-cell table:style-name="ce1" table:formula="of:=AVERAGE([.G4:.G21])" office:value-type="currency" office:currency="USD" office:value="50.5" calcext:value-type="currency">
            <text:p>$50.50</text:p>
          </table:table-cell>
          <table:table-cell table:style-name="ce1" table:formula="of:=AVERAGE([.H4:.H21])" office:value-type="currency" office:currency="USD" office:value="51.5" calcext:value-type="currency">
            <text:p>$51.50</text:p>
          </table:table-cell>
          <table:table-cell table:style-name="ce1" table:formula="of:=AVERAGE([.I4:.I21])" office:value-type="currency" office:currency="USD" office:value="52.5" calcext:value-type="currency">
            <text:p>$52.50</text:p>
          </table:table-cell>
          <table:table-cell table:style-name="ce1" table:formula="of:=AVERAGE([.J4:.J21])" office:value-type="currency" office:currency="USD" office:value="8.11111111111111" calcext:value-type="currency">
            <text:p>$8.11</text:p>
          </table:table-cell>
          <table:table-cell table:style-name="ce1" table:formula="of:=AVERAGE([.K4:.K21])" office:value-type="currency" office:currency="USD" office:value="8.5" calcext:value-type="currency">
            <text:p>$8.50</text:p>
          </table:table-cell>
          <table:table-cell table:style-name="ce1" table:formula="of:=AVERAGE([.L4:.L21])" office:value-type="currency" office:currency="USD" office:value="9.5" calcext:value-type="currency">
            <text:p>$9.50</text:p>
          </table:table-cell>
          <table:table-cell table:style-name="ce1" table:formula="of:=AVERAGE([.M4:.M21])" office:value-type="currency" office:currency="USD" office:value="10.5" calcext:value-type="currency">
            <text:p>$10.50</text:p>
          </table:table-cell>
          <table:table-cell table:style-name="ce1" table:formula="of:=AVERAGE([.N4:.N21])" office:value-type="currency" office:currency="USD" office:value="11.5" calcext:value-type="currency">
            <text:p>$11.50</text:p>
          </table:table-cell>
          <table:table-cell table:style-name="ce1" table:formula="of:=AVERAGE([.O4:.O21])" office:value-type="currency" office:currency="USD" office:value="12.5" calcext:value-type="currency">
            <text:p>$12.50</text:p>
          </table:table-cell>
          <table:table-cell table:style-name="ce1" table:formula="of:=AVERAGE([.P4:.P21])" office:value-type="currency" office:currency="USD" office:value="1296.66666666667" calcext:value-type="currency">
            <text:p>$1,296.67</text:p>
          </table:table-cell>
          <table:table-cell table:style-name="ce1" table:formula="of:=AVERAGE([.Q4:.Q21])" office:value-type="currency" office:currency="USD" office:value="1312.16666666667" calcext:value-type="currency">
            <text:p>$1,312.17</text:p>
          </table:table-cell>
          <table:table-cell table:style-name="ce1" table:formula="of:=AVERAGE([.R4:.R21])" office:value-type="currency" office:currency="USD" office:value="1338.66666666667" calcext:value-type="currency">
            <text:p>$1,338.67</text:p>
          </table:table-cell>
          <table:table-cell table:style-name="ce1" table:formula="of:=AVERAGE([.S4:.S21])" office:value-type="currency" office:currency="USD" office:value="1365.16666666667" calcext:value-type="currency">
            <text:p>$1,365.17</text:p>
          </table:table-cell>
          <table:table-cell table:style-name="ce1" table:formula="of:=AVERAGE([.T4:.T21])" office:value-type="currency" office:currency="USD" office:value="1391.66666666667" calcext:value-type="currency">
            <text:p>$1,391.67</text:p>
          </table:table-cell>
          <table:table-cell table:style-name="ce1" table:formula="of:=AVERAGE([.U4:.U21])" office:value-type="currency" office:currency="USD" office:value="118.333333333333" calcext:value-type="currency">
            <text:p>$118.33</text:p>
          </table:table-cell>
          <table:table-cell table:style-name="ce1" table:formula="of:=AVERAGE([.V4:.V21])" office:value-type="currency" office:currency="USD" office:value="126.083333333333" calcext:value-type="currency">
            <text:p>$126.08</text:p>
          </table:table-cell>
          <table:table-cell table:style-name="ce1" table:formula="of:=AVERAGE([.W4:.W21])" office:value-type="currency" office:currency="USD" office:value="139.333333333333" calcext:value-type="currency">
            <text:p>$139.33</text:p>
          </table:table-cell>
          <table:table-cell table:style-name="ce1" table:formula="of:=AVERAGE([.X4:.X21])" office:value-type="currency" office:currency="USD" office:value="152.583333333333" calcext:value-type="currency">
            <text:p>$152.58</text:p>
          </table:table-cell>
          <table:table-cell table:style-name="ce1" table:formula="of:=AVERAGE([.Y4:.Y21])" office:value-type="currency" office:currency="USD" office:value="165.833333333333" calcext:value-type="currency">
            <text:p>$165.83</text:p>
          </table:table-cell>
          <table:table-cell table:style-name="ce1" table:formula="of:=AVERAGE([.Z4:.Z21])" office:value-type="currency" office:currency="USD" office:value="1415" calcext:value-type="currency">
            <text:p>$1,415.00</text:p>
          </table:table-cell>
          <table:table-cell table:style-name="ce1" table:formula="of:=AVERAGE([.AA4:.AA21])" office:value-type="currency" office:currency="USD" office:value="1438.25" calcext:value-type="currency">
            <text:p>$1,438.25</text:p>
          </table:table-cell>
          <table:table-cell table:style-name="ce1" table:formula="of:=AVERAGE([.AB4:.AB21])" office:value-type="currency" office:currency="USD" office:value="1478" calcext:value-type="currency">
            <text:p>$1,478.00</text:p>
          </table:table-cell>
          <table:table-cell table:style-name="ce1" table:formula="of:=AVERAGE([.AC4:.AC21])" office:value-type="currency" office:currency="USD" office:value="1517.75" calcext:value-type="currency">
            <text:p>$1,517.75</text:p>
          </table:table-cell>
          <table:table-cell table:style-name="ce1" table:formula="of:=AVERAGE([.AD4:.AD21])" office:value-type="currency" office:currency="USD" office:value="1557.5" calcext:value-type="currency">
            <text:p>$1,557.50</text:p>
          </table:table-cell>
          <table:table-cell table:style-name="ce1"/>
          <table:table-cell table:formula="of:=AVERAGE([.AF4:.AF21])" office:value-type="currency" office:currency="USD" office:value="7182.5" calcext:value-type="currency">
            <text:p>$7,182.5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4:.C21])" office:value-type="currency" office:currency="USD" office:value="477" calcext:value-type="currency">
            <text:p>$477.00</text:p>
          </table:table-cell>
          <table:table-cell table:style-name="ce1" table:formula="of:=SUM([.D4:.D21])" office:value-type="currency" office:currency="USD" office:value="866" calcext:value-type="currency">
            <text:p>$866.00</text:p>
          </table:table-cell>
          <table:table-cell table:style-name="ce1" table:formula="of:=SUM([.E4:.E21])" office:value-type="currency" office:currency="USD" office:value="873" calcext:value-type="currency">
            <text:p>$873.00</text:p>
          </table:table-cell>
          <table:table-cell table:style-name="ce1" table:formula="of:=SUM([.F4:.F21])" office:value-type="currency" office:currency="USD" office:value="891" calcext:value-type="currency">
            <text:p>$891.00</text:p>
          </table:table-cell>
          <table:table-cell table:style-name="ce1" table:formula="of:=SUM([.G4:.G21])" office:value-type="currency" office:currency="USD" office:value="909" calcext:value-type="currency">
            <text:p>$909.00</text:p>
          </table:table-cell>
          <table:table-cell table:style-name="ce1" table:formula="of:=SUM([.H4:.H21])" office:value-type="currency" office:currency="USD" office:value="927" calcext:value-type="currency">
            <text:p>$927.00</text:p>
          </table:table-cell>
          <table:table-cell table:style-name="ce1" table:formula="of:=SUM([.I4:.I21])" office:value-type="currency" office:currency="USD" office:value="945" calcext:value-type="currency">
            <text:p>$945.00</text:p>
          </table:table-cell>
          <table:table-cell table:style-name="ce1" table:formula="of:=SUM([.J4:.J21])" office:value-type="currency" office:currency="USD" office:value="146" calcext:value-type="currency">
            <text:p>$146.00</text:p>
          </table:table-cell>
          <table:table-cell table:style-name="ce1" table:formula="of:=SUM([.K4:.K21])" office:value-type="currency" office:currency="USD" office:value="153" calcext:value-type="currency">
            <text:p>$153.00</text:p>
          </table:table-cell>
          <table:table-cell table:style-name="ce1" table:formula="of:=SUM([.L4:.L21])" office:value-type="currency" office:currency="USD" office:value="171" calcext:value-type="currency">
            <text:p>$171.00</text:p>
          </table:table-cell>
          <table:table-cell table:style-name="ce1" table:formula="of:=SUM([.M4:.M21])" office:value-type="currency" office:currency="USD" office:value="189" calcext:value-type="currency">
            <text:p>$189.00</text:p>
          </table:table-cell>
          <table:table-cell table:style-name="ce1" table:formula="of:=SUM([.N4:.N21])" office:value-type="currency" office:currency="USD" office:value="207" calcext:value-type="currency">
            <text:p>$207.00</text:p>
          </table:table-cell>
          <table:table-cell table:style-name="ce1" table:formula="of:=SUM([.O4:.O21])" office:value-type="currency" office:currency="USD" office:value="225" calcext:value-type="currency">
            <text:p>$225.00</text:p>
          </table:table-cell>
          <table:table-cell table:style-name="ce1" table:formula="of:=SUM([.P4:.P21])" office:value-type="currency" office:currency="USD" office:value="23340" calcext:value-type="currency">
            <text:p>$23,340.00</text:p>
          </table:table-cell>
          <table:table-cell table:style-name="ce1" table:formula="of:=SUM([.Q4:.Q21])" office:value-type="currency" office:currency="USD" office:value="23619" calcext:value-type="currency">
            <text:p>$23,619.00</text:p>
          </table:table-cell>
          <table:table-cell table:style-name="ce1" table:formula="of:=SUM([.R4:.R21])" office:value-type="currency" office:currency="USD" office:value="24096" calcext:value-type="currency">
            <text:p>$24,096.00</text:p>
          </table:table-cell>
          <table:table-cell table:style-name="ce1" table:formula="of:=SUM([.S4:.S21])" office:value-type="currency" office:currency="USD" office:value="24573" calcext:value-type="currency">
            <text:p>$24,573.00</text:p>
          </table:table-cell>
          <table:table-cell table:style-name="ce1" table:formula="of:=SUM([.T4:.T21])" office:value-type="currency" office:currency="USD" office:value="25050" calcext:value-type="currency">
            <text:p>$25,050.00</text:p>
          </table:table-cell>
          <table:table-cell table:style-name="ce1" table:formula="of:=SUM([.U4:.U21])" office:value-type="currency" office:currency="USD" office:value="2130" calcext:value-type="currency">
            <text:p>$2,130.00</text:p>
          </table:table-cell>
          <table:table-cell table:style-name="ce1" table:formula="of:=SUM([.V4:.V21])" office:value-type="currency" office:currency="USD" office:value="2269.5" calcext:value-type="currency">
            <text:p>$2,269.50</text:p>
          </table:table-cell>
          <table:table-cell table:style-name="ce1" table:formula="of:=SUM([.W4:.W21])" office:value-type="currency" office:currency="USD" office:value="2508" calcext:value-type="currency">
            <text:p>$2,508.00</text:p>
          </table:table-cell>
          <table:table-cell table:style-name="ce1" table:formula="of:=SUM([.X4:.X21])" office:value-type="currency" office:currency="USD" office:value="2746.5" calcext:value-type="currency">
            <text:p>$2,746.50</text:p>
          </table:table-cell>
          <table:table-cell table:style-name="ce1" table:formula="of:=SUM([.Y4:.Y21])" office:value-type="currency" office:currency="USD" office:value="2985" calcext:value-type="currency">
            <text:p>$2,985.00</text:p>
          </table:table-cell>
          <table:table-cell table:style-name="ce1" table:formula="of:=SUM([.Z4:.Z21])" office:value-type="currency" office:currency="USD" office:value="25470" calcext:value-type="currency">
            <text:p>$25,470.00</text:p>
          </table:table-cell>
          <table:table-cell table:style-name="ce1" table:formula="of:=SUM([.AA4:.AA21])" office:value-type="currency" office:currency="USD" office:value="25888.5" calcext:value-type="currency">
            <text:p>$25,888.50</text:p>
          </table:table-cell>
          <table:table-cell table:style-name="ce1" table:formula="of:=SUM([.AB4:.AB21])" office:value-type="currency" office:currency="USD" office:value="26604" calcext:value-type="currency">
            <text:p>$26,604.00</text:p>
          </table:table-cell>
          <table:table-cell table:style-name="ce1" table:formula="of:=SUM([.AC4:.AC21])" office:value-type="currency" office:currency="USD" office:value="27319.5" calcext:value-type="currency">
            <text:p>$27,319.50</text:p>
          </table:table-cell>
          <table:table-cell table:style-name="ce1" table:formula="of:=SUM([.AD4:.AD21])" office:value-type="currency" office:currency="USD" office:value="28035" calcext:value-type="currency">
            <text:p>$28,035.00</text:p>
          </table:table-cell>
          <table:table-cell table:style-name="ce1"/>
          <table:table-cell table:formula="of:=SUM([.AF4:.AF21])" office:value-type="currency" office:currency="USD" office:value="129285" calcext:value-type="currency">
            <text:p>$129,285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13:10:17.4617416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6T18:29:05.517062554</meta:creation-date>
    <dc:date>2022-09-21T13:10:38.073048482</dc:date>
    <meta:editing-duration>PT20M54S</meta:editing-duration>
    <meta:editing-cycles>4</meta:editing-cycles>
    <meta:generator>LibreOffice/6.4.7.2$Linux_X86_64 LibreOffice_project/40$Build-2</meta:generator>
    <meta:document-statistic meta:table-count="1" meta:cell-count="717" meta:object-count="0"/>
  </office:meta>
</office:document-meta>
</file>